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891cm" fo:margin-left="-0.191cm" table:align="left" style:writing-mode="lr-tb"/>
    </style:style>
    <style:style style:name="Table1.A" style:family="table-column">
      <style:table-column-properties style:column-width="8.4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891cm" fo:margin-left="-0.191cm" table:align="left" style:writing-mode="lr-tb"/>
    </style:style>
    <style:style style:name="Table2.A" style:family="table-column">
      <style:table-column-properties style:column-width="3.366cm"/>
    </style:style>
    <style:style style:name="Table2.B" style:family="table-column">
      <style:table-column-properties style:column-width="13.5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3f11bd"/>
    </style:style>
    <style:style style:name="P4" style:family="paragraph" style:parent-style-name="Standard">
      <style:paragraph-properties fo:orphans="0" fo:widows="0" style:snap-to-layout-grid="false"/>
    </style:style>
    <style:style style:name="P5" style:family="paragraph" style:parent-style-name="Standard">
      <style:paragraph-properties fo:orphans="0" fo:widows="0">
        <style:tab-stops>
          <style:tab-stop style:position="0.635cm"/>
          <style:tab-stop style:position="1.27cm"/>
          <style:tab-stop style:position="1.905cm"/>
        </style:tab-stops>
      </style:paragraph-properties>
    </style:style>
    <style:style style:name="P6" style:family="paragraph" style:parent-style-name="Standard">
      <style:paragraph-properties fo:orphans="0" fo:widows="0" style:snap-to-layout-grid="false">
        <style:tab-stops>
          <style:tab-stop style:position="0.635cm"/>
          <style:tab-stop style:position="1.27cm"/>
          <style:tab-stop style:position="1.905cm"/>
        </style:tab-stops>
      </style:paragraph-properties>
    </style:style>
    <style:style style:name="P7" style:family="paragraph" style:parent-style-name="Standard">
      <style:paragraph-properties fo:text-align="end" style:justify-single-word="false" fo:orphans="0" fo:widows="0" style:snap-to-layout-grid="false"/>
    </style:style>
    <style:style style:name="P8" style:family="paragraph" style:parent-style-name="Standard">
      <style:paragraph-properties fo:orphans="0" fo:widows="0" style:snap-to-layout-grid="false"/>
      <style:text-properties fo:font-weight="bold" style:font-weight-asian="bold"/>
    </style:style>
    <style:style style:name="P9" style:family="paragraph" style:parent-style-name="Standard">
      <style:paragraph-properties fo:orphans="0" fo:widows="0" style:snap-to-layout-grid="false"/>
      <style:text-properties fo:font-weight="bold" officeooo:paragraph-rsid="003120a4" style:font-weight-asian="bold"/>
    </style:style>
    <style:style style:name="P10" style:family="paragraph" style:parent-style-name="Standard">
      <style:paragraph-properties fo:orphans="0" fo:widows="0" style:snap-to-layout-grid="false"/>
      <style:text-properties fo:font-weight="bold" officeooo:paragraph-rsid="004a9000" style:font-weight-asian="bold"/>
    </style:style>
    <style:style style:name="P11" style:family="paragraph" style:parent-style-name="Standard">
      <style:paragraph-properties fo:orphans="0" fo:widows="0" style:snap-to-layout-grid="false"/>
      <style:text-properties fo:font-weight="bold" officeooo:rsid="003120a4" officeooo:paragraph-rsid="003120a4" style:font-weight-asian="bold"/>
    </style:style>
    <style:style style:name="P12" style:family="paragraph" style:parent-style-name="Standard">
      <style:paragraph-properties fo:orphans="0" fo:widows="0" style:snap-to-layout-grid="false"/>
      <style:text-properties fo:font-weight="bold" officeooo:rsid="004a9000" officeooo:paragraph-rsid="004a9000" style:font-weight-asian="bold"/>
    </style:style>
    <style:style style:name="P13" style:family="paragraph" style:parent-style-name="Standard">
      <style:paragraph-properties fo:orphans="0" fo:widows="0">
        <style:tab-stops>
          <style:tab-stop style:position="0.635cm"/>
          <style:tab-stop style:position="1.27cm"/>
          <style:tab-stop style:position="1.905cm"/>
        </style:tab-stops>
      </style:paragraph-properties>
      <style:text-properties style:font-weight-complex="bold"/>
    </style:style>
    <style:style style:name="P14" style:family="paragraph" style:parent-style-name="Standard">
      <style:paragraph-properties style:snap-to-layout-grid="false"/>
      <style:text-properties fo:font-style="italic" officeooo:rsid="0022607e" officeooo:paragraph-rsid="0022607e" style:font-style-asian="italic" style:font-style-complex="italic"/>
    </style:style>
    <style:style style:name="P15" style:family="paragraph" style:parent-style-name="Standard">
      <style:paragraph-properties style:snap-to-layout-grid="false"/>
      <style:text-properties fo:font-style="italic" style:font-style-asian="italic" style:font-style-complex="italic"/>
    </style:style>
    <style:style style:name="P16" style:family="paragraph" style:parent-style-name="Standard">
      <style:paragraph-properties fo:orphans="0" fo:widows="0" style:snap-to-layout-grid="false"/>
      <style:text-properties fo:font-style="italic" style:font-style-asian="italic" style:font-style-complex="italic"/>
    </style:style>
    <style:style style:name="P17" style:family="paragraph" style:parent-style-name="Standard">
      <style:paragraph-properties style:snap-to-layout-grid="false"/>
      <style:text-properties fo:font-style="normal" style:font-style-asian="normal" style:font-style-complex="normal"/>
    </style:style>
    <style:style style:name="P18" style:family="paragraph" style:parent-style-name="Standard">
      <style:paragraph-properties style:snap-to-layout-grid="false"/>
      <style:text-properties officeooo:rsid="00255acc" officeooo:paragraph-rsid="003f11bd"/>
    </style:style>
    <style:style style:name="P19" style:family="paragraph" style:parent-style-name="Standard">
      <style:paragraph-properties style:snap-to-layout-grid="false"/>
      <style:text-properties officeooo:rsid="0032e99a" officeooo:paragraph-rsid="003f11bd"/>
    </style:style>
    <style:style style:name="P20" style:family="paragraph" style:parent-style-name="Standard">
      <style:paragraph-properties fo:orphans="0" fo:widows="0" style:snap-to-layout-grid="false"/>
      <style:text-properties fo:font-weight="normal" officeooo:rsid="00489c54" officeooo:paragraph-rsid="00489c54" style:font-weight-asian="normal" style:font-weight-complex="normal"/>
    </style:style>
    <style:style style:name="P21" style:family="paragraph" style:parent-style-name="Standard">
      <style:paragraph-properties fo:orphans="0" fo:widows="0" style:snap-to-layout-grid="false"/>
      <style:text-properties style:font-name="Courier New1" fo:font-size="10pt" fo:font-style="normal" fo:font-weight="normal" officeooo:rsid="00489c54" officeooo:paragraph-rsid="00489c54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reference">
      <style:text-properties officeooo:rsid="001da96b" officeooo:paragraph-rsid="001da96b"/>
    </style:style>
    <style:style style:name="P23" style:family="paragraph" style:parent-style-name="reference">
      <style:text-properties officeooo:rsid="001da96b" officeooo:paragraph-rsid="001f5f68"/>
    </style:style>
    <style:style style:name="P24" style:family="paragraph" style:parent-style-name="reference">
      <style:text-properties fo:font-weight="bold" officeooo:rsid="001da96b" officeooo:paragraph-rsid="001da96b" style:font-weight-asian="bold" style:font-weight-complex="bold"/>
    </style:style>
    <style:style style:name="P25" style:family="paragraph" style:parent-style-name="reference">
      <style:text-properties fo:font-weight="bold" officeooo:rsid="001f5f68" officeooo:paragraph-rsid="001f5f68" style:font-weight-asian="bold" style:font-weight-complex="bold"/>
    </style:style>
    <style:style style:name="P26" style:family="paragraph" style:parent-style-name="reference">
      <style:text-properties fo:font-weight="bold" officeooo:rsid="00211c9d" officeooo:paragraph-rsid="00211c9d" style:font-weight-asian="bold" style:font-weight-complex="bold"/>
    </style:style>
    <style:style style:name="P27" style:family="paragraph" style:parent-style-name="reference">
      <style:paragraph-properties fo:text-align="start" style:justify-single-word="false"/>
      <style:text-properties fo:font-weight="bold" officeooo:rsid="00434585" officeooo:paragraph-rsid="00434585" style:font-weight-asian="bold" style:font-weight-complex="bold"/>
    </style:style>
    <style:style style:name="P28" style:family="paragraph" style:parent-style-name="reference">
      <style:text-properties officeooo:rsid="001f5f68" officeooo:paragraph-rsid="001f5f68"/>
    </style:style>
    <style:style style:name="P29" style:family="paragraph" style:parent-style-name="reference">
      <style:text-properties officeooo:paragraph-rsid="001f5f68"/>
    </style:style>
    <style:style style:name="P30" style:family="paragraph" style:parent-style-name="reference">
      <style:text-properties officeooo:paragraph-rsid="0022607e"/>
    </style:style>
    <style:style style:name="P31" style:family="paragraph" style:parent-style-name="reference">
      <style:text-properties officeooo:rsid="001a23f1" officeooo:paragraph-rsid="0022607e"/>
    </style:style>
    <style:style style:name="P32" style:family="paragraph" style:parent-style-name="reference">
      <style:text-properties officeooo:rsid="001bfecc" officeooo:paragraph-rsid="00255acc"/>
    </style:style>
    <style:style style:name="P33" style:family="paragraph" style:parent-style-name="reference">
      <style:text-properties fo:font-style="normal" officeooo:rsid="0027bad1" officeooo:paragraph-rsid="002b4ead" style:font-style-asian="normal" style:font-style-complex="normal"/>
    </style:style>
    <style:style style:name="P34" style:family="paragraph" style:parent-style-name="reference">
      <style:text-properties fo:font-style="normal" officeooo:rsid="002b4ead" officeooo:paragraph-rsid="002b4ead" style:font-style-asian="normal" style:font-style-complex="normal"/>
    </style:style>
    <style:style style:name="P35" style:family="paragraph" style:parent-style-name="reference">
      <style:text-properties fo:font-style="normal" officeooo:rsid="003435d0" officeooo:paragraph-rsid="0039bd66" style:font-style-asian="normal" style:font-style-complex="normal"/>
    </style:style>
    <style:style style:name="P36" style:family="paragraph" style:parent-style-name="reference">
      <style:text-properties fo:font-style="normal" officeooo:rsid="003435d0" officeooo:paragraph-rsid="00511fb5" style:font-style-asian="normal" style:font-style-complex="normal"/>
    </style:style>
    <style:style style:name="P37" style:family="paragraph" style:parent-style-name="reference">
      <style:text-properties fo:font-style="normal" officeooo:rsid="0026b391" officeooo:paragraph-rsid="0039bd66" style:font-style-asian="normal" style:font-style-complex="normal"/>
    </style:style>
    <style:style style:name="P38" style:family="paragraph" style:parent-style-name="reference">
      <style:text-properties fo:font-style="normal" officeooo:rsid="00454bb8" officeooo:paragraph-rsid="00511fb5" style:font-style-asian="normal" style:font-style-complex="normal"/>
    </style:style>
    <style:style style:name="P39" style:family="paragraph" style:parent-style-name="reference">
      <style:text-properties fo:font-style="normal" officeooo:rsid="00454bb8" officeooo:paragraph-rsid="005221a3" style:font-style-asian="normal" style:font-style-complex="normal"/>
    </style:style>
    <style:style style:name="P40" style:family="paragraph" style:parent-style-name="reference">
      <style:text-properties fo:font-style="normal" officeooo:rsid="0039bd66" officeooo:paragraph-rsid="00492083" style:font-style-asian="normal" style:font-style-complex="normal"/>
    </style:style>
    <style:style style:name="P41" style:family="paragraph" style:parent-style-name="reference">
      <style:text-properties fo:font-style="normal" officeooo:rsid="003cde6d" officeooo:paragraph-rsid="00492083" style:font-style-asian="normal" style:font-style-complex="normal"/>
    </style:style>
    <style:style style:name="P42" style:family="paragraph" style:parent-style-name="reference">
      <style:text-properties fo:font-style="normal" officeooo:rsid="004ce23c" officeooo:paragraph-rsid="005221a3" style:font-style-asian="normal" style:font-style-complex="normal"/>
    </style:style>
    <style:style style:name="P43" style:family="paragraph" style:parent-style-name="reference">
      <style:text-properties fo:font-style="normal" officeooo:rsid="0057201d" officeooo:paragraph-rsid="005894c1" style:font-style-asian="normal" style:font-style-complex="normal"/>
    </style:style>
    <style:style style:name="P44" style:family="paragraph" style:parent-style-name="reference">
      <style:text-properties fo:font-style="normal" officeooo:rsid="00511fb5" officeooo:paragraph-rsid="005894c1" style:font-style-asian="normal" style:font-style-complex="normal"/>
    </style:style>
    <style:style style:name="P45" style:family="paragraph" style:parent-style-name="reference">
      <style:text-properties fo:font-style="normal" officeooo:rsid="005ab104" officeooo:paragraph-rsid="005ab104" style:font-style-asian="normal" style:font-style-complex="normal"/>
    </style:style>
    <style:style style:name="P46" style:family="paragraph" style:parent-style-name="reference">
      <style:text-properties fo:font-style="normal" officeooo:rsid="00591182" officeooo:paragraph-rsid="005c7ac7" style:font-style-asian="normal" style:font-style-complex="normal"/>
    </style:style>
    <style:style style:name="P47" style:family="paragraph" style:parent-style-name="reference">
      <style:text-properties fo:font-style="normal" officeooo:rsid="005c7ac7" officeooo:paragraph-rsid="005c7ac7" style:font-style-asian="normal" style:font-style-complex="normal"/>
    </style:style>
    <style:style style:name="P48" style:family="paragraph" style:parent-style-name="reference">
      <style:text-properties fo:font-style="normal" officeooo:rsid="005c7ac7" officeooo:paragraph-rsid="005d0621" style:font-style-asian="normal" style:font-style-complex="normal"/>
    </style:style>
    <style:style style:name="P49" style:family="paragraph" style:parent-style-name="reference">
      <style:text-properties fo:font-style="normal" officeooo:rsid="0047cc8e" officeooo:paragraph-rsid="0047cc8e" style:font-style-asian="normal" style:font-style-complex="normal"/>
    </style:style>
    <style:style style:name="P50" style:family="paragraph" style:parent-style-name="reference">
      <style:text-properties fo:font-style="normal" officeooo:rsid="005e5d09" officeooo:paragraph-rsid="005e5d09" style:font-style-asian="normal" style:font-style-complex="normal"/>
    </style:style>
    <style:style style:name="P51" style:family="paragraph" style:parent-style-name="reference">
      <style:text-properties fo:font-style="normal" officeooo:rsid="005e5d09" officeooo:paragraph-rsid="00606421" style:font-style-asian="normal" style:font-style-complex="normal"/>
    </style:style>
    <style:style style:name="P52" style:family="paragraph" style:parent-style-name="reference">
      <style:text-properties fo:font-style="normal" officeooo:rsid="0063b593" officeooo:paragraph-rsid="0063b593" style:font-style-asian="normal" style:font-style-complex="normal"/>
    </style:style>
    <style:style style:name="P53" style:family="paragraph" style:parent-style-name="reference">
      <style:text-properties officeooo:rsid="0027bad1" officeooo:paragraph-rsid="0027bad1"/>
    </style:style>
    <style:style style:name="P54" style:family="paragraph" style:parent-style-name="reference">
      <style:text-properties officeooo:rsid="0027bad1" officeooo:paragraph-rsid="005d0621"/>
    </style:style>
    <style:style style:name="P55" style:family="paragraph" style:parent-style-name="reference">
      <style:text-properties officeooo:rsid="002bcaa9" officeooo:paragraph-rsid="002bcaa9"/>
    </style:style>
    <style:style style:name="P56" style:family="paragraph" style:parent-style-name="reference">
      <style:text-properties officeooo:rsid="0032e99a" officeooo:paragraph-rsid="0032e99a"/>
    </style:style>
    <style:style style:name="P57" style:family="paragraph" style:parent-style-name="reference">
      <style:text-properties officeooo:rsid="00342c56" officeooo:paragraph-rsid="00342c56"/>
    </style:style>
    <style:style style:name="P58" style:family="paragraph" style:parent-style-name="reference">
      <style:text-properties officeooo:rsid="00342c56" officeooo:paragraph-rsid="003cde6d"/>
    </style:style>
    <style:style style:name="P59" style:family="paragraph" style:parent-style-name="reference">
      <style:text-properties officeooo:rsid="00342c56" officeooo:paragraph-rsid="00591182"/>
    </style:style>
    <style:style style:name="P60" style:family="paragraph" style:parent-style-name="reference">
      <style:text-properties officeooo:rsid="00342c56" officeooo:paragraph-rsid="005d0621"/>
    </style:style>
    <style:style style:name="P61" style:family="paragraph" style:parent-style-name="reference">
      <style:text-properties officeooo:rsid="00352cd4" officeooo:paragraph-rsid="00352cd4"/>
    </style:style>
    <style:style style:name="P62" style:family="paragraph" style:parent-style-name="reference">
      <style:text-properties officeooo:rsid="0036f89f" officeooo:paragraph-rsid="0036f89f"/>
    </style:style>
    <style:style style:name="P63" style:family="paragraph" style:parent-style-name="reference">
      <style:text-properties officeooo:rsid="003cde6d" officeooo:paragraph-rsid="003cde6d"/>
    </style:style>
    <style:style style:name="P64" style:family="paragraph" style:parent-style-name="reference">
      <style:text-properties officeooo:rsid="003cde6d" officeooo:paragraph-rsid="005d0621"/>
    </style:style>
    <style:style style:name="P65" style:family="paragraph" style:parent-style-name="reference">
      <style:text-properties officeooo:paragraph-rsid="003f11bd"/>
    </style:style>
    <style:style style:name="P66" style:family="paragraph" style:parent-style-name="reference">
      <style:text-properties officeooo:rsid="00410120" officeooo:paragraph-rsid="00410120"/>
    </style:style>
    <style:style style:name="P67" style:family="paragraph" style:parent-style-name="reference">
      <style:text-properties officeooo:rsid="00434585" officeooo:paragraph-rsid="00434585"/>
    </style:style>
    <style:style style:name="P68" style:family="paragraph" style:parent-style-name="reference">
      <style:paragraph-properties fo:text-align="start" style:justify-single-word="false"/>
      <style:text-properties officeooo:rsid="00434585" officeooo:paragraph-rsid="00591182"/>
    </style:style>
    <style:style style:name="P69" style:family="paragraph" style:parent-style-name="reference">
      <style:text-properties officeooo:rsid="004e7b75" officeooo:paragraph-rsid="004e7b75"/>
    </style:style>
    <style:style style:name="P70" style:family="paragraph" style:parent-style-name="reference">
      <style:text-properties officeooo:rsid="004605dd" officeooo:paragraph-rsid="00591182"/>
    </style:style>
    <style:style style:name="P71" style:family="paragraph" style:parent-style-name="reference">
      <style:text-properties officeooo:rsid="006031d8" officeooo:paragraph-rsid="006031d8"/>
    </style:style>
    <style:style style:name="P72" style:family="paragraph" style:parent-style-name="reference">
      <style:paragraph-properties fo:margin-left="0cm" fo:margin-right="0cm" fo:text-indent="0cm" style:auto-text-indent="false"/>
    </style:style>
    <style:style style:name="P73" style:family="paragraph" style:parent-style-name="header">
      <style:text-properties officeooo:paragraph-rsid="003f11bd"/>
    </style:style>
    <style:style style:name="P74" style:family="paragraph" style:parent-style-name="bullet0">
      <style:text-properties fo:font-weight="normal" officeooo:rsid="00475278" officeooo:paragraph-rsid="00475278" style:font-weight-asian="normal" style:font-weight-complex="normal"/>
    </style:style>
    <style:style style:name="P75" style:family="paragraph" style:parent-style-name="bullet0">
      <style:text-properties fo:font-weight="normal" officeooo:rsid="00255acc" officeooo:paragraph-rsid="00255acc" style:font-weight-asian="normal" style:font-weight-complex="normal"/>
    </style:style>
    <style:style style:name="P76" style:family="paragraph" style:parent-style-name="bullet0">
      <style:text-properties officeooo:rsid="00475278" officeooo:paragraph-rsid="00475278"/>
    </style:style>
    <style:style style:name="P77" style:family="paragraph" style:parent-style-name="Standard">
      <style:paragraph-properties style:snap-to-layout-grid="false"/>
      <style:text-properties fo:font-style="italic" fo:font-weight="bold" officeooo:rsid="0022607e" officeooo:paragraph-rsid="0022607e" style:font-style-asian="italic" style:font-weight-asian="bold" style:font-style-complex="italic" style:font-weight-complex="bold"/>
    </style:style>
    <style:style style:name="P78" style:family="paragraph" style:parent-style-name="Standard">
      <style:paragraph-properties style:snap-to-layout-grid="false"/>
      <style:text-properties fo:font-style="italic" fo:font-weight="bold" officeooo:rsid="0022607e" officeooo:paragraph-rsid="0064abd0" style:font-style-asian="italic" style:font-weight-asian="bold" style:font-style-complex="italic" style:font-weight-complex="bold"/>
    </style:style>
    <style:style style:name="P79" style:family="paragraph" style:parent-style-name="Standard">
      <style:paragraph-properties fo:orphans="0" fo:widows="0" style:snap-to-layout-grid="false"/>
      <style:text-properties fo:font-style="italic" style:font-style-asian="italic" style:font-style-complex="italic"/>
    </style:style>
    <style:style style:name="P80" style:family="paragraph" style:parent-style-name="Standard">
      <style:paragraph-properties fo:orphans="0" fo:widows="0" style:snap-to-layout-grid="false"/>
      <style:text-properties fo:font-weight="bold" officeooo:paragraph-rsid="0064abd0" style:font-weight-asian="bold"/>
    </style:style>
    <style:style style:name="P81" style:family="paragraph" style:parent-style-name="Standard">
      <style:paragraph-properties fo:orphans="0" fo:widows="0" style:snap-to-layout-grid="false"/>
      <style:text-properties officeooo:paragraph-rsid="0064abd0"/>
    </style:style>
    <style:style style:name="P82" style:family="paragraph" style:parent-style-name="bullet">
      <style:paragraph-properties style:snap-to-layout-grid="false"/>
      <style:text-properties fo:font-style="normal" fo:font-weight="normal" officeooo:rsid="0032e99a" officeooo:paragraph-rsid="003f11bd" style:font-style-asian="normal" style:font-weight-asian="normal" style:font-style-complex="normal" style:font-weight-complex="normal"/>
    </style:style>
    <style:style style:name="P83" style:family="paragraph" style:parent-style-name="bullet">
      <style:text-properties fo:font-style="normal" style:font-style-asian="normal" style:font-style-complex="normal"/>
    </style:style>
    <style:style style:name="P84" style:family="paragraph" style:parent-style-name="bullet">
      <style:paragraph-properties style:snap-to-layout-grid="false"/>
      <style:text-properties fo:font-style="normal" officeooo:rsid="0027bad1" officeooo:paragraph-rsid="003f11bd" style:font-style-asian="normal" style:font-style-complex="normal"/>
    </style:style>
    <style:style style:name="P85" style:family="paragraph" style:parent-style-name="bullet">
      <style:text-properties fo:font-style="normal" officeooo:rsid="00591182" officeooo:paragraph-rsid="00591182" style:font-style-asian="normal" style:font-style-complex="normal"/>
    </style:style>
    <style:style style:name="P86" style:family="paragraph" style:parent-style-name="bullet">
      <style:text-properties officeooo:paragraph-rsid="003f11bd"/>
    </style:style>
    <style:style style:name="P87" style:family="paragraph" style:parent-style-name="bullet">
      <style:text-properties officeooo:paragraph-rsid="0022607e"/>
    </style:style>
    <style:style style:name="P88" style:family="paragraph" style:parent-style-name="bullet">
      <style:text-properties officeooo:paragraph-rsid="004a9000"/>
    </style:style>
    <style:style style:name="P89" style:family="paragraph" style:parent-style-name="bullet">
      <style:text-properties officeooo:paragraph-rsid="003120a4"/>
    </style:style>
    <style:style style:name="P90" style:family="paragraph" style:parent-style-name="bullet">
      <style:text-properties officeooo:paragraph-rsid="0027bad1"/>
    </style:style>
    <style:style style:name="P91" style:family="paragraph" style:parent-style-name="bullet" style:list-style-name="WW8Num1"/>
    <style:style style:name="P92" style:family="paragraph" style:parent-style-name="bullet" style:list-style-name="WW8Num1">
      <style:text-properties officeooo:paragraph-rsid="003435d0"/>
    </style:style>
    <style:style style:name="P93" style:family="paragraph" style:parent-style-name="bullet" style:list-style-name="WW8Num1">
      <style:text-properties officeooo:paragraph-rsid="0064abd0"/>
    </style:style>
    <style:style style:name="P94" style:family="paragraph" style:parent-style-name="bullet">
      <style:text-properties officeooo:rsid="004ce23c" officeooo:paragraph-rsid="004ce23c"/>
    </style:style>
    <style:style style:name="P95" style:family="paragraph" style:parent-style-name="bullet">
      <style:text-properties fo:font-weight="normal" officeooo:rsid="00591182" officeooo:paragraph-rsid="00591182" style:font-weight-asian="normal" style:font-weight-complex="normal"/>
    </style:style>
    <style:style style:name="P96" style:family="paragraph" style:parent-style-name="bullet">
      <style:text-properties officeooo:rsid="003435d0" officeooo:paragraph-rsid="003435d0"/>
    </style:style>
    <style:style style:name="P97" style:family="paragraph" style:parent-style-name="bullet">
      <style:text-properties officeooo:rsid="003b5057" officeooo:paragraph-rsid="003b5057"/>
    </style:style>
    <style:style style:name="P98" style:family="paragraph" style:parent-style-name="bullet">
      <style:text-properties officeooo:rsid="0039bd66" officeooo:paragraph-rsid="0039bd66"/>
    </style:style>
    <style:style style:name="P99" style:family="paragraph" style:parent-style-name="bullet">
      <style:paragraph-properties fo:orphans="0" fo:widows="0" style:snap-to-layout-grid="false"/>
    </style:style>
    <style:style style:name="P100" style:family="paragraph" style:parent-style-name="bullet" style:list-style-name="">
      <style:text-properties fo:font-style="italic" style:font-style-asian="italic" style:font-style-complex="italic"/>
    </style:style>
    <style:style style:name="P101" style:family="paragraph" style:parent-style-name="bullet">
      <style:text-properties officeooo:rsid="0064abd0" officeooo:paragraph-rsid="0064abd0"/>
    </style:style>
    <style:style style:name="P102" style:family="paragraph" style:parent-style-name="bullet">
      <style:text-properties officeooo:paragraph-rsid="0064abd0"/>
    </style:style>
    <style:style style:name="P103" style:family="paragraph" style:parent-style-name="Heading_20_1">
      <style:paragraph-properties fo:orphans="0" fo:widows="0" fo:keep-with-next="auto" style:snap-to-layout-grid="false"/>
    </style:style>
    <style:style style:name="P104" style:family="paragraph" style:parent-style-name="Heading_20_1">
      <style:paragraph-properties fo:orphans="0" fo:widows="0" fo:keep-with-next="auto" style:snap-to-layout-grid="false"/>
      <style:text-properties officeooo:paragraph-rsid="00489c54"/>
    </style:style>
    <style:style style:name="P105" style:family="paragraph" style:parent-style-name="Heading_20_1">
      <style:paragraph-properties fo:orphans="0" fo:widows="0" fo:keep-with-next="auto" style:snap-to-layout-grid="false"/>
      <style:text-properties officeooo:rsid="00489c54" officeooo:paragraph-rsid="00489c54"/>
    </style:style>
    <style:style style:name="P106" style:family="paragraph" style:parent-style-name="reference">
      <style:text-properties fo:font-style="normal" officeooo:rsid="005c7ac7" officeooo:paragraph-rsid="005c7ac7" style:font-style-asian="normal" style:font-style-complex="normal"/>
    </style:style>
    <style:style style:name="P107" style:family="paragraph" style:parent-style-name="reference">
      <style:text-properties fo:font-style="normal" officeooo:rsid="005c7ac7" officeooo:paragraph-rsid="00645f1c" style:font-style-asian="normal" style:font-style-complex="normal"/>
    </style:style>
    <style:style style:name="P108" style:family="paragraph" style:parent-style-name="reference">
      <style:text-properties officeooo:rsid="001f5f68" officeooo:paragraph-rsid="001f5f68"/>
    </style:style>
    <style:style style:name="P109" style:family="paragraph" style:parent-style-name="Name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607e" style:font-style-asian="italic" style:font-style-complex="italic"/>
    </style:style>
    <style:style style:name="T4" style:family="text">
      <style:text-properties fo:font-style="italic" officeooo:rsid="0027bad1" style:font-style-asian="italic" style:font-style-complex="italic"/>
    </style:style>
    <style:style style:name="T5" style:family="text">
      <style:text-properties fo:font-style="italic" officeooo:rsid="003435d0" style:font-style-asian="italic" style:font-style-complex="italic"/>
    </style:style>
    <style:style style:name="T6" style:family="text">
      <style:text-properties fo:font-style="italic" officeooo:rsid="0039bd66" style:font-style-asian="italic" style:font-style-complex="italic"/>
    </style:style>
    <style:style style:name="T7" style:family="text">
      <style:text-properties fo:font-style="italic" officeooo:rsid="00454bb8" style:font-style-asian="italic" style:font-style-complex="italic"/>
    </style:style>
    <style:style style:name="T8" style:family="text">
      <style:text-properties fo:font-style="italic" officeooo:rsid="00511fb5" style:font-style-asian="italic" style:font-style-complex="italic"/>
    </style:style>
    <style:style style:name="T9" style:family="text">
      <style:text-properties fo:font-style="italic" officeooo:rsid="004ce23c" style:font-style-asian="italic" style:font-style-complex="italic"/>
    </style:style>
    <style:style style:name="T10" style:family="text">
      <style:text-properties fo:font-style="italic" officeooo:rsid="00591182" style:font-style-asian="italic" style:font-style-complex="italic"/>
    </style:style>
    <style:style style:name="T11" style:family="text">
      <style:text-properties fo:font-style="italic" officeooo:rsid="005f05a6" style:font-style-asian="italic" style:font-style-complex="italic"/>
    </style:style>
    <style:style style:name="T12" style:family="text">
      <style:text-properties fo:font-style="italic" officeooo:rsid="0064abd0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7bad1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120a4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435d0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31cdb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4a9000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91182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64abd0" style:font-style-asian="italic" style:font-weight-asian="normal" style:font-style-complex="italic" style:font-weight-complex="normal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f5f68" style:font-weight-asian="normal" style:font-weight-complex="normal"/>
    </style:style>
    <style:style style:name="T25" style:family="text">
      <style:text-properties fo:font-weight="normal" officeooo:rsid="0029b279" style:font-weight-asian="normal" style:font-weight-complex="normal"/>
    </style:style>
    <style:style style:name="T26" style:family="text">
      <style:text-properties fo:font-weight="normal" officeooo:rsid="0029b72e" style:font-weight-asian="normal" style:font-weight-complex="normal"/>
    </style:style>
    <style:style style:name="T27" style:family="text">
      <style:text-properties fo:font-weight="normal" officeooo:rsid="00591182" style:font-weight-asian="normal" style:font-weight-complex="normal"/>
    </style:style>
    <style:style style:name="T28" style:family="text">
      <style:text-properties fo:font-weight="normal" officeooo:rsid="005d0621" style:font-weight-asian="normal" style:font-weight-complex="normal"/>
    </style:style>
    <style:style style:name="T29" style:family="text">
      <style:text-properties fo:font-weight="normal" officeooo:rsid="0064abd0" style:font-weight-asian="normal" style:font-weight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22607e" style:font-style-asian="normal" style:font-style-complex="normal"/>
    </style:style>
    <style:style style:name="T33" style:family="text">
      <style:text-properties fo:font-style="normal" officeooo:rsid="0027bad1" style:font-style-asian="normal" style:font-style-complex="normal"/>
    </style:style>
    <style:style style:name="T34" style:family="text">
      <style:text-properties fo:font-style="normal" officeooo:rsid="002b2757" style:font-style-asian="normal" style:font-style-complex="normal"/>
    </style:style>
    <style:style style:name="T35" style:family="text">
      <style:text-properties fo:font-style="normal" officeooo:rsid="002b4ead" style:font-style-asian="normal" style:font-style-complex="normal"/>
    </style:style>
    <style:style style:name="T36" style:family="text">
      <style:text-properties fo:font-style="normal" officeooo:rsid="0032e99a" style:font-style-asian="normal" style:font-style-complex="normal"/>
    </style:style>
    <style:style style:name="T37" style:family="text">
      <style:text-properties fo:font-style="normal" officeooo:rsid="00475278" style:font-style-asian="normal" style:font-style-complex="normal"/>
    </style:style>
    <style:style style:name="T38" style:family="text">
      <style:text-properties fo:font-style="normal" officeooo:rsid="004facad" style:font-style-asian="normal" style:font-style-complex="normal"/>
    </style:style>
    <style:style style:name="T39" style:family="text">
      <style:text-properties fo:font-style="normal" officeooo:rsid="00591182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120a4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cde6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4a900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591182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d0621" style:font-style-asian="normal" style:font-weight-asian="normal" style:font-style-complex="normal" style:font-weight-complex="normal"/>
    </style:style>
    <style:style style:name="T46" style:family="text">
      <style:text-properties style:text-position="super 58%"/>
    </style:style>
    <style:style style:name="T47" style:family="text">
      <style:text-properties style:text-position="super 58%" fo:font-style="italic" style:font-style-asian="italic" style:font-style-complex="italic"/>
    </style:style>
    <style:style style:name="T48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style:text-position="super 58%" fo:font-style="normal" style:font-style-asian="normal" style:font-style-complex="normal"/>
    </style:style>
    <style:style style:name="T50" style:family="text">
      <style:text-properties officeooo:rsid="0022607e"/>
    </style:style>
    <style:style style:name="T51" style:family="text">
      <style:text-properties officeooo:rsid="00240bcf"/>
    </style:style>
    <style:style style:name="T52" style:family="text">
      <style:text-properties officeooo:rsid="0027bad1"/>
    </style:style>
    <style:style style:name="T53" style:family="text">
      <style:text-properties officeooo:rsid="002b2757"/>
    </style:style>
    <style:style style:name="T54" style:family="text">
      <style:text-properties officeooo:rsid="002b4ead"/>
    </style:style>
    <style:style style:name="T55" style:family="text">
      <style:text-properties officeooo:rsid="0032e99a"/>
    </style:style>
    <style:style style:name="T56" style:family="text">
      <style:text-properties officeooo:rsid="0039bd66"/>
    </style:style>
    <style:style style:name="T57" style:family="text">
      <style:text-properties officeooo:rsid="003f11bd"/>
    </style:style>
    <style:style style:name="T58" style:family="text">
      <style:text-properties style:font-name="Times New Roman1" fo:font-style="normal" style:font-name-asian="Times New Roman" style:font-style-asian="normal" style:font-name-complex="Times New Roman" style:font-style-complex="normal"/>
    </style:style>
    <style:style style:name="T59" style:family="text">
      <style:text-properties style:font-name="Times New Roman1" style:font-name-asian="Times New Roman" style:font-name-complex="Times New Roman"/>
    </style:style>
    <style:style style:name="T60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61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62" style:family="text">
      <style:text-properties style:font-name="Times New Roman" fo:font-style="italic" officeooo:rsid="00410120" style:font-name-asian="Times New Roman" style:font-style-asian="italic" style:font-name-complex="Times New Roman" style:font-style-complex="italic"/>
    </style:style>
    <style:style style:name="T63" style:family="text">
      <style:text-properties style:font-name="Times New Roman" fo:font-style="italic" officeooo:rsid="005894c1" style:font-name-asian="Times New Roman" style:font-style-asian="italic" style:font-name-complex="Times New Roman" style:font-style-complex="italic"/>
    </style:style>
    <style:style style:name="T64" style:family="text">
      <style:text-properties style:font-name="Times New Roman" style:font-name-asian="Times New Roman" style:font-name-complex="Times New Roman"/>
    </style:style>
    <style:style style:name="T65" style:family="text">
      <style:text-properties style:font-name="Times New Roman" officeooo:rsid="00410120" style:font-name-asian="Times New Roman" style:font-name-complex="Times New Roman"/>
    </style:style>
    <style:style style:name="T66" style:family="text">
      <style:text-properties style:font-name="Times New Roman" officeooo:rsid="005894c1" style:font-name-asian="Times New Roman" style:font-name-complex="Times New Roman"/>
    </style:style>
    <style:style style:name="T67" style:family="text">
      <style:text-properties officeooo:rsid="00454bb8"/>
    </style:style>
    <style:style style:name="T68" style:family="text">
      <style:text-properties officeooo:rsid="00475278"/>
    </style:style>
    <style:style style:name="T69" style:family="text">
      <style:text-properties officeooo:rsid="00511fb5"/>
    </style:style>
    <style:style style:name="T70" style:family="text">
      <style:text-properties officeooo:rsid="005221a3"/>
    </style:style>
    <style:style style:name="T71" style:family="text">
      <style:text-properties officeooo:rsid="0054f87f"/>
    </style:style>
    <style:style style:name="T72" style:family="text">
      <style:text-properties officeooo:rsid="005894c1"/>
    </style:style>
    <style:style style:name="T73" style:family="text">
      <style:text-properties officeooo:rsid="005c7ac7"/>
    </style:style>
    <style:style style:name="T74" style:family="text">
      <style:text-properties officeooo:rsid="005d0621"/>
    </style:style>
    <style:style style:name="T75" style:family="text">
      <style:text-properties officeooo:rsid="005f05a6"/>
    </style:style>
    <style:style style:name="T76" style:family="text">
      <style:text-properties officeooo:rsid="00606421"/>
    </style:style>
    <style:style style:name="T77" style:family="text">
      <style:text-properties officeooo:rsid="00645f1c"/>
    </style:style>
    <style:style style:name="T78" style:family="text">
      <style:text-properties officeooo:rsid="0064abd0"/>
    </style:style>
    <style:style style:name="T7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Terrence C. Stewart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tcstewar@uwaterloo.ca</text:p>
            <text:p text:style-name="P4">http://terrystewart.ca</text:p>
            <text:p text:style-name="P4">519-<text:span text:style-name="T57">497-9164</text:span></text:p>
          </table:table-cell>
          <table:table-cell table:style-name="Table1.A1" office:value-type="string">
            <text:p text:style-name="P7">8 Churchill St.</text:p>
            <text:p text:style-name="P7">Waterloo, Ontario</text:p>
            <text:p text:style-name="P7">N2L 2X2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header" text:outline-level="1">Research Interests</text:h>
          </table:table-cell>
          <table:table-cell table:style-name="Table2.A1" office:value-type="string">
            <text:list xml:id="list8792197549890914069" text:style-name="WW8Num1">
              <text:list-item>
                <text:p text:style-name="P74">Computation in biological and bio-inspired systems</text:p>
              </text:list-item>
              <text:list-item>
                <text:p text:style-name="P74">Software for low-power, parallel, asynchronous, and/or analog chips</text:p>
              </text:list-item>
              <text:list-item>
                <text:p text:style-name="P75"><text:span text:style-name="T51">L</text:span>arge-scale biologically realistic neural simulation <text:span text:style-name="T57">of cognition</text:span></text:p>
              </text:list-item>
              <text:list-item>
                <text:p text:style-name="P75">Adaptive <text:span text:style-name="T68">algorithms</text:span> for movement and cognition</text:p>
                <text:p text:style-name="P75"/>
              </text:list-item>
            </text:list>
          </table:table-cell>
        </table:table-row>
        <table:table-row table:style-name="Table2.1">
          <table:table-cell table:style-name="Table2.A1" office:value-type="string">
            <text:h text:style-name="header" text:outline-level="1">Postdoctoral Experience</text:h>
          </table:table-cell>
          <table:table-cell table:style-name="Table2.A1" office:value-type="string">
            <text:p text:style-name="P6"><text:span text:style-name="T22">University of Waterloo</text:span>, Centre for Theoretical Neuroscience, <text:span text:style-name="T2">2008–present</text:span></text:p>
            <text:list xml:id="list25424411479778" text:continue-numbering="true" text:style-name="WW8Num1">
              <text:list-item>
                <text:p text:style-name="P76">Development of Nengo neural compiler and simulator &lt;nengo.ca&gt;</text:p>
              </text:list-item>
              <text:list-item>
                <text:p text:style-name="P76">Design and implementation of neuromorphic hardware drivers for Nengo</text:p>
              </text:list-item>
              <text:list-item>
                <text:p text:style-name="bullet0">Large-scale neural models of perception, action, and cognitive control, including motor control, planning, memory, and structured representation</text:p>
                <text:p text:style-name="bullet0"/>
              </text:list-item>
            </text:list>
          </table:table-cell>
        </table:table-row>
        <table:table-row table:style-name="Table2.1">
          <table:table-cell table:style-name="Table2.A1" office:value-type="string">
            <text:h text:style-name="P103" text:outline-level="1">Education</text:h>
          </table:table-cell>
          <table:table-cell table:style-name="Table2.A1" office:value-type="string">
            <text:p text:style-name="P6"><text:span text:style-name="T22">PhD<text:tab/>Carleton University</text:span>, Institute of Cognitive Science, <text:span text:style-name="T2">2007</text:span></text:p>
            <text:p text:style-name="P13"><text:tab/><text:tab/>Thesis: “A Methodology for Computational Cognitive Modelling”</text:p>
            <text:p text:style-name="P5"><text:span text:style-name="T22">MPhil<text:tab/>University of Sussex</text:span>, Computer Science and A.I., <text:span text:style-name="T1">2000</text:span></text:p>
            <text:p text:style-name="P5"><text:tab/><text:tab/>Thesis: “Learning in Artificial Life: Conditioning, Concept <text:tab/><text:tab/><text:tab/><text:tab/><text:tab/>Formation, and Sensorimotor Loops”</text:p>
            <text:p text:style-name="P5"><text:span text:style-name="T22">BASc<text:tab/>University of Waterloo</text:span>, Systems Design Engineering, <text:span text:style-name="T1">1999</text:span></text:p>
            <text:p text:style-name="P5"/>
          </table:table-cell>
        </table:table-row>
        <table:table-row table:style-name="Table2.1">
          <table:table-cell table:style-name="Table2.A1" office:value-type="string">
            <text:h text:style-name="P73" text:outline-level="1">Industry Experience</text:h>
          </table:table-cell>
          <table:table-cell table:style-name="Table2.A1" office:value-type="string">
            <text:p text:style-name="P19"><text:span text:style-name="T22">Co-founder</text:span><text:span text:style-name="T23">, Applied Brain Research. <text:s/></text:span><text:span text:style-name="T13">2014 – present</text:span></text:p>
            <text:list xml:id="list25424048147117" text:continue-numbering="true" text:style-name="WW8Num1">
              <text:list-item>
                <text:p text:style-name="P82">R&amp;D company using neural models for AI and robotics</text:p>
              </text:list-item>
            </text:list>
            <text:p text:style-name="P18"><text:span text:style-name="T22">Consultant</text:span><text:span text:style-name="T23">, Sprung-brett RDI. </text:span><text:span text:style-name="T13">2013 – </text:span><text:span text:style-name="T17">2015</text:span><text:span text:style-name="T13"> (occasional)</text:span></text:p>
            <text:list xml:id="list25423959254510" text:continue-numbering="true" text:style-name="WW8Num1">
              <text:list-item>
                <text:p text:style-name="P84"><text:span text:style-name="T23">Biomorphic computing, adaptive control, </text:span><text:span text:style-name="T25">project development</text:span></text:p>
              </text:list-item>
            </text:list>
            <text:p text:style-name="P3"><text:span text:style-name="T22">Software Developer</text:span>, Sweet Caesar. <text:span text:style-name="T2">2007 – 2012 (occasional)</text:span></text:p>
            <text:list xml:id="list25424394945156" text:continue-numbering="true" text:style-name="WW8Num1">
              <text:list-item>
                <text:p text:style-name="P86">Lead software architect for BlackBerry, Android, &amp; iOS applications</text:p>
              </text:list-item>
            </text:list>
            <text:p text:style-name="P3"><text:span text:style-name="T22">Freelance Programmer</text:span>, Google, Inc. <text:span text:style-name="T2">Summer 2007</text:span></text:p>
            <text:list xml:id="list25424367702752" text:continue-numbering="true" text:style-name="WW8Num1">
              <text:list-item>
                <text:p text:style-name="P86">Creation of on-line repository for academic computational models</text:p>
              </text:list-item>
            </text:list>
            <text:p text:style-name="P3"><text:span text:style-name="T22">Consultant</text:span>, Ambient Vector, Inc. <text:span text:style-name="T2">Fall 2005</text:span></text:p>
            <text:p text:style-name="P3"><text:span text:style-name="T22">Consultant</text:span>, Terrados. <text:span text:style-name="T2">Winter 2005</text:span></text:p>
            <text:p text:style-name="P3"><text:span text:style-name="T22">Software Engineering</text:span>, American Android. <text:span text:style-name="T2">Summer 2003, 2004</text:span></text:p>
            <text:list xml:id="list25424545419354" text:continue-numbering="true" text:style-name="WW8Num1">
              <text:list-item>
                <text:p text:style-name="P86">Verbal control of bipedal robots for NASA</text:p>
              </text:list-item>
            </text:list>
            <text:p text:style-name="P3"><text:span text:style-name="T22">Research and Development</text:span>, Hummingbird, <text:span text:style-name="T2">Summer 2001</text:span></text:p>
            <text:list xml:id="list25423988342726" text:continue-numbering="true" text:style-name="WW8Num1">
              <text:list-item>
                <text:p text:style-name="P86">Automatic document classification</text:p>
              </text:list-item>
            </text:list>
            <text:p text:style-name="P3"><text:span text:style-name="T22">Software Engineering</text:span>, Array Systems Computing, <text:span text:style-name="T2">Fall 1997, Summer 1998</text:span></text:p>
            <text:list xml:id="list25424119143507" text:continue-numbering="true" text:style-name="WW8Num1">
              <text:list-item>
                <text:p text:style-name="P86">Neural-network object recognition in airport X-ray images</text:p>
              </text:list-item>
            </text:list>
            <text:p text:style-name="P3"><text:span text:style-name="T22">DSP Research Engineering</text:span>, Genesis Microchip, <text:span text:style-name="T2">Summer 1996, 1997</text:span></text:p>
            <text:list xml:id="list25423343660855" text:continue-numbering="true" text:style-name="WW8Num1">
              <text:list-item>
                <text:p text:style-name="P86">Algorithm evaluation, implementation for real-time video processing</text:p>
              </text:list-item>
            </text:list>
            <text:p text:style-name="P3"><text:span text:style-name="T22">Software Developer</text:span>, Alias|Wavefront, <text:span text:style-name="T2">Fall 1995</text:span></text:p>
            <text:list xml:id="list25423819295098" text:continue-numbering="true" text:style-name="WW8Num1">
              <text:list-item>
                <text:p text:style-name="P86">API development for Maya 3D animation software</text:p>
              </text:list-item>
            </text:list>
            <text:p text:style-name="P3"><text:span text:style-name="T22">Hardware/Software Engineering</text:span>, Applied AI Systems, <text:span text:style-name="T2">Winter 1995</text:span></text:p>
            <text:list xml:id="list25423394565382" text:continue-numbering="true" text:style-name="WW8Num1">
              <text:list-item>
                <text:p text:style-name="P86">First robotic implementation of SAGA evolutionary algorithm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header">Work in Progress</text:p>
          </table:table-cell>
          <table:table-cell table:style-name="Table2.A1" office:value-type="string">
            <text:p text:style-name="P52">Neckar, A., <text:s/>Fok, S., <text:s/>Benjamin, B., <text:s/>Stewart, T.C., <text:s/>Oza, N., <text:s/>Eliasmith, C., Manohar, R., and Boahen, K. (submitted) <text:s text:c="2"/>Braindrop: <text:s/>A Mixed-Signal Neuromorphic Architecture with a Dynamical Systems-Based Programming Model</text:p>
            <text:p text:style-name="P49">Schroder, T., Kajic, I., Stewart, T.C., and Thagard, P. (submitted) The semantic pointer theory of emotion. <text:s/><text:span text:style-name="T2">Psychological Review.</text:span></text:p>
            <text:p text:style-name="P50"/>
          </table:table-cell>
        </table:table-row>
        <table:table-row table:style-name="Table2.1">
          <table:table-cell table:style-name="Table2.A1" office:value-type="string">
            <text:p text:style-name="header">Journal Articles</text:p>
          </table:table-cell>
          <table:table-cell table:style-name="Table2.A1" office:value-type="string">
            <text:p text:style-name="P46">Mirus, F., Axeniea, C., Stewart, T.C., <text:span text:style-name="T73">and </text:span>Conradt, J. (<text:span text:style-name="T73">2018</text:span>) Neuromorphic Sensorimotor Adaptation for Robotic Mobile Manipulation: From Sensing to Behaviour. <text:s/><text:span text:style-name="T2">Cognitive Systems Research </text:span><text:span text:style-name="T73">50, 52-66</text:span>.</text:p>
            <text:p text:style-name="P38">Duggins, P., Stewart, T.C., Choo, X., and Eliasmith, C. (<text:span text:style-name="T71">2017</text:span>). <text:s/>Effects of Guanfacine and Phenylephrine on a spiking neuron model of working memory. <text:span text:style-name="T2">Topics in Cognitive Science</text:span> <text:span text:style-name="T71">9(1), 117-134</text:span>.</text:p>
            <text:p text:style-name="P38">Kajic, I., Gosmann, J., Stewart, T.C., Wennekers, T., and Eliasmith, C. (<text:span text:style-name="T69">2017</text:span>). A spiking neuron model of word associations for the Remote Associates Test. <text:s/><text:span text:style-name="T2">Frontiers in Psychology, </text:span><text:span text:style-name="T8">8.</text:span></text:p>
            <text:p text:style-name="P36">DeWolf, T., Stewart, T.C., Slotine, J-J., and Eliasmith, C. (<text:span text:style-name="T67">2016</text:span>). <text:s/>A <text:span text:style-name="T67">spiking neural model of adaptive</text:span> arm control. <text:span text:style-name="T7">Proc R Soc B,</text:span><text:span text:style-name="T67"> 20162134.</text:span></text:p>
            <text:p text:style-name="P35">Stewart, T.C., Mundy, A., Kleinhans, A., and Conradt, J. (<text:span text:style-name="T56">2016</text:span>). <text:s/>Serendipi<text:span text:style-name="T56">t</text:span>ous <text:span text:style-name="T68">o</text:span>ffline <text:span text:style-name="T68">l</text:span>earning in a <text:span text:style-name="T68">n</text:span>euromorphic <text:span text:style-name="T68">r</text:span>obot. <text:s/><text:span text:style-name="T6">Frontiers in Neurorobotics, </text:span><text:span text:style-name="T56">10(1)</text:span><text:span text:style-name="T2">.</text:span></text:p>
            <text:p text:style-name="P40"><text:span text:style-name="T52">Senft, </text:span>V.<text:span text:style-name="T52">, Stewart, </text:span>T.C.<text:span text:style-name="T52">, Bekolay, </text:span>T.<text:span text:style-name="T52">, Eliasmith, </text:span>C.<text:span text:style-name="T52">, Kroger, </text:span>B.<text:span text:style-name="T52"> (2016) Reduction of dopamine in basal ganglia and its effects on syllable sequencing in speech. </text:span><text:span text:style-name="T4">Basal Ganglia</text:span><text:span text:style-name="T52"> </text:span>6(1), 7-17.</text:p>
            <text:p text:style-name="P41">Stewart, T.C., DeWolf, T., Kleinhans, A., and Eliasmith, C. (2015). Closed-<text:span text:style-name="T68">l</text:span>oop <text:span text:style-name="T68">n</text:span>euromorphic <text:span text:style-name="T68">b</text:span>enchmarks. <text:s/><text:span text:style-name="T2">Frontiers in Neuroscience</text:span>, 9(464).</text:p>
            <text:p text:style-name="P37">Conradt, J., Galluppi, F., and Stewart, T.C. (<text:span text:style-name="T56">2015</text:span>). <text:s/>Trainable sensorimotor mapping in a neuromorphic robot. <text:s/><text:span text:style-name="T2">Robotics and Autonomous Systems, </text:span><text:span text:style-name="T56">71, 60-68.</text:span></text:p>
            <text:p text:style-name="P34">Bobier, B., Stewart, T.C., and Eliasmith, C. (2014). <text:s/>A Unifying Mechanistic Model of Selective Attention in Spiking Neurons. <text:span text:style-name="T2">PLOS Computational Biology, </text:span>10(6), 1-16.</text:p>
            <text:p text:style-name="P33">Thagard, P. and Stewart, T.<text:span text:style-name="T54">C.</text:span> (<text:span text:style-name="T54">2014</text:span>). Two Theories of Consciousness: Semantic Pointer Competition vs. Information Integration. <text:s/><text:span text:style-name="T2">Consciousness and Cognition</text:span></text:p>
            <text:p text:style-name="P32">Stewart, T.C. and Eliasmith, C. (<text:span text:style-name="T53">2014</text:span>). <text:s/>Large-scale synthesis of functional spiking neural circuits. <text:s/><text:span text:style-name="T2">Proceedings of the IEEE</text:span><text:span text:style-name="T31">, </text:span><text:span text:style-name="T34">102(5).</text:span></text:p>
            <text:p text:style-name="P55"><text:span text:style-name="T34">S</text:span><text:span text:style-name="T31">tewart, T.C. and Eliasmith C. (2014). <text:s/>Large-scale modeling of the behaving brain. <text:s/></text:span><text:span text:style-name="T2">IEEE Life Sciences Newsletter</text:span><text:span text:style-name="T31">, June 2014.</text:span></text:p>
            <text:p text:style-name="P32"><text:span text:style-name="T31">Schroder, T., Stewart, T.C., and Thagard, P. (</text:span><text:span text:style-name="T34">2014</text:span><text:span text:style-name="T31">). Intention, Emotion, and Action: A </text:span><text:span text:style-name="T37">n</text:span><text:span text:style-name="T31">eural </text:span><text:span text:style-name="T37">t</text:span><text:span text:style-name="T31">heory </text:span><text:span text:style-name="T37">b</text:span><text:span text:style-name="T31">ased on </text:span><text:span text:style-name="T37">s</text:span><text:span text:style-name="T31">emantic </text:span><text:span text:style-name="T37">p</text:span><text:span text:style-name="T31">ointers. <text:s/></text:span><text:span text:style-name="T2">Cognitive Science</text:span><text:span text:style-name="T31">, </text:span><text:span text:style-name="T35">38, 851-880. </text:span></text:p>
            <text:p text:style-name="P31">Bekolay, T., Bergstra, J., Hunsberger, E., DeWolf, T., Stewart, T.C., Rasmussen, D., Choo, X., Voelker, A., and Eliasmith, C. (<text:span text:style-name="T50">2014</text:span>). Nengo: A Python tool for building large-scale functional brain models. <text:s/><text:span text:style-name="T2">Frontiers in Neuroinformatics</text:span><text:span text:style-name="T31">, </text:span><text:span text:style-name="T32">7(48)</text:span><text:span text:style-name="T31">.</text:span></text:p>
            <text:p text:style-name="P30"><text:soft-page-break/>Stewart, T.C. and Eliasmith, C. (2013). Realistic neurons can compute the operations needed by quantum probability theory and other vector symbolic architectures. <text:s/><text:span text:style-name="T2">Behavioral and Brain Sciences, </text:span><text:span text:style-name="T31">36(3)</text:span>. <text:s/>Commentary on: Pothos, E. and Busemeyer, J. Can quantum probability provide a new direction for cognitive modeling?</text:p>
            <text:p text:style-name="reference">Eliasmith, C., Stewart, T.C., Choo, X., Bekolay, T., DeWolf, T, Tang, Y., Rasmussen, D. <text:s/>(2012). A large-scale model of the functioning brain. <text:s/><text:span text:style-name="T2">Science, </text:span><text:span text:style-name="T31">388:6111, 1202-1205</text:span><text:span text:style-name="T2">.</text:span></text:p>
            <text:p text:style-name="reference">Stewart, T.C., Bekolay, T., and Eliasmith, C. (2012) Learning to select actions with spiking neurons in the basal ganglia. <text:s/><text:span text:style-name="T2">Frontiers in Neuroscience</text:span>, 6:2, 1-14.</text:p>
            <text:p text:style-name="reference">Stewart, T.C. (2012) The Neural Engineering Framework. <text:s/><text:span text:style-name="T2">AISB Quarterly</text:span>, 135.</text:p>
            <text:p text:style-name="reference">Stewart, T.C., Bekolay, T., and Eliasmith, C. (2011) Neural representations of compositional structures: Representing and manipulating vector spaces with spiking neurons. <text:s/><text:span text:style-name="T2">Connection Science: Special issue on Compositional Connectionism</text:span>. <text:s/>23(2), 145-153.</text:p>
            <text:p text:style-name="reference">Stewart, T.C., Tang, Y., and Eliasmith, C. (2011) <text:span text:style-name="T31">A biologically realistic cleanup memory: Autoassociation in spiking neurons</text:span><text:span text:style-name="T2">.</text:span> <text:span text:style-name="T2">Cognitive Systems Research, 12,</text:span><text:span text:style-name="T31"> 84-92</text:span><text:span text:style-name="T2">.</text:span></text:p>
            <text:p text:style-name="reference">Thagard, P. and Stewart, T.C. (2011) The AHA! experience: Creativity through emergent binding in neural networks. <text:s/><text:span text:style-name="T2">Cognitive Science, 35</text:span><text:span text:style-name="T31">(1).</text:span></text:p>
            <text:p text:style-name="reference">Stewart, T.C. and West, R.L. (2010) Testing for equivalence: A methodology for computational cognitive modelling. <text:s/><text:span text:style-name="T2">Journal of Artificial General Intelligence, 2</text:span><text:span text:style-name="T31">(2), 69-87</text:span><text:span text:style-name="T2">.</text:span></text:p>
            <text:p text:style-name="reference">Erev, I., Ert, E., Roth, A., Haruvy, E., Herzog, S., Hau, R., Hertwig, R., Stewart, T., West, R., and Lebiere, C. (2010). <text:s/>A choice prediction competition for choices from experience and from description. <text:s/><text:span text:style-name="T2">Journal of Behavioral Decision Making: Special Edition on Decisions from Experience. </text:span><text:span text:style-name="T31">23(1), 15-47.</text:span></text:p>
            <text:p text:style-name="reference">Stewart, T.C., Tripp, B., and Eliasmith, C. (2009) Python scripting in the Nengo simulator. <text:span text:style-name="T2">Frontiers in Neuroinformatics:</text:span> <text:span text:style-name="T2">Special edition on Python in Neuroscience. </text:span><text:span text:style-name="T31">3(7), 1-9.</text:span></text:p>
            <text:p text:style-name="reference">Stewart, T.C. and West, R.L. (2007) <text:span text:style-name="T31">Deconstructing and reconstructing ACT-R: Exploring the architectural space</text:span><text:span text:style-name="T2">.</text:span> <text:span text:style-name="T2">Cognitive Systems Research</text:span>. 8(3), 227-236.</text:p>
            <text:p text:style-name="reference">Chandrasekharan, S. and Stewart, T.C. (2007) <text:span text:style-name="T31">The origin of epistemic structures and proto-representations</text:span><text:span text:style-name="T2">. Adaptive Behaviour.</text:span> 15(3) 329-359.</text:p>
            <text:p text:style-name="reference">Stewart, T. C., West, R. L., and Coplan, R. (2007) <text:span text:style-name="T31">Multi-agent models of social dynamics in children</text:span><text:span text:style-name="T2">.</text:span> <text:span text:style-name="T2">Cognitive Systems Research</text:span>. 8(1), 1-14.</text:p>
          </table:table-cell>
        </table:table-row>
        <table:table-row table:style-name="Table2.1">
          <table:table-cell table:style-name="Table2.A1" office:value-type="string">
            <text:p text:style-name="header">Books (edited)</text:p>
          </table:table-cell>
          <table:table-cell table:style-name="Table2.A1" office:value-type="string">
            <text:p text:style-name="reference">R. West &amp; T. Stewart (eds.) (2013), <text:span text:style-name="T2">Proceedings of the 12</text:span><text:span text:style-name="T47">th</text:span><text:span text:style-name="T2"> International Conference on Cognitive Modeling</text:span>, Ottawa: Carleton University.</text:p>
          </table:table-cell>
        </table:table-row>
        <table:table-row table:style-name="Table2.1">
          <table:table-cell table:style-name="Table2.A1" office:value-type="string">
            <text:p text:style-name="header">Book Chapters</text:p>
          </table:table-cell>
          <table:table-cell table:style-name="Table2.A1" office:value-type="string">
            <text:p text:style-name="reference">Eliasmith, C., Rasmussen, D., and Stewart, T.C. (2013). Biological cognition: Syntax. <text:s/>In C. Eliasmith, <text:span text:style-name="T2">How to build a brain: A neural architecture for biological cognition</text:span>. <text:s/>Oxford University Press.<text:line-break/></text:p>
            <text:p text:style-name="reference"><text:soft-page-break/>Eliasmith, C., Stewart, T.C., and Bobier, B. (2013). Biological cognition: Control. <text:s/>In C. Eliasmith, <text:span text:style-name="T2">How to build a brain: A neural architecture for biological cognition</text:span>. <text:s/>Oxford University Press.</text:p>
            <text:p text:style-name="reference">Stewart, T.C. and Eliasmith, C. (2012). <text:s/>Compositionality and biologically plausible models. <text:s/>In M. Werning, E. Machery, and W. Hinzen (Eds.), <text:span text:style-name="T2">Oxford Handbook of Compositionality.</text:span> <text:s/>Oxford University Press.</text:p>
            <text:p text:style-name="reference">Stewart, T.C. (2006) <text:span text:style-name="T31">Embodied decisions: Models of decision making within a larger cognitive framework</text:span><text:span text:style-name="T2">.</text:span> In B. Hardy-Vallée (Ed.), <text:span text:style-name="T2">Cognitive Decision-Making: Empirical and Foundational issues</text:span>. Cambridge: Cambridge Scholars Press Ltd.</text:p>
          </table:table-cell>
        </table:table-row>
        <table:table-row table:style-name="Table2.1">
          <table:table-cell table:style-name="Table2.A1" office:value-type="string">
            <text:p text:style-name="header">Refereed Conference Talks <text:line-break/>(with full proceedings publication)</text:p>
          </table:table-cell>
          <table:table-cell table:style-name="Table2.A1" office:value-type="string">
            <text:p text:style-name="P47">Stewart, T.C., Thorgeirsson, S., and Eliasmith, C. (2018). Supervised Learning of Action Selection in Cognitive Spiking Neuron Models. <text:s/><text:span text:style-name="T2">Annual Meeting of the Cognitive Science Society.</text:span></text:p>
            <text:p text:style-name="P107">Thorgeirsson, S., Stewart, T.C., and Eliasmith, C. (2018). <text:span text:style-name="T77">Analysis of Learning Action Selection Parameters in a Neural Cognitive Model</text:span>. <text:s/>Annual Meeting of the Cognitive Science Society.</text:p>
            <text:p text:style-name="P47">Neckar, A., Stewart, T.C., Benjamin, B., and Boahen, K. (2018). Optimizing an Analog Neuron Circuit Design for Nonlinear Function Approximation. <text:s/><text:span text:style-name="T2">IEEE International Symposium on Circuits and Systems</text:span>.</text:p>
            <text:p text:style-name="P51">Tieck, C.V., Weber, S., Stewart, T.C., R<text:span text:style-name="T59">ö</text:span>nnau, A., Dillmann, R. (<text:span text:style-name="T76">2018</text:span>) Triggering robot hand reflexes with human EMG data using spiking neurons. <text:s/><text:span text:style-name="T11">International Conference on Intelligent Autonomous Systems</text:span><text:span text:style-name="T75">.</text:span></text:p>
            <text:p text:style-name="P45">Clawson, T., Stewart, T.C., Eliasmith, C., and Ferrari, S. (2017). An Adaptive Spiking Neural Controller for Flapping Insect-scale Robots. <text:span text:style-name="T2">IEEE Symposium Series on Computational Intelligence.</text:span></text:p>
            <text:p text:style-name="P44">Stewart, T.C., Penner-Wilger, M., Waring, R., and Anderson, M. (<text:span text:style-name="T72">2017</text:span>). <text:s/>A Common Neural Component for Finger Gnosis and Magnitude Comparison. <text:s/><text:span text:style-name="T62">Annual Meeting of the Cognitive Science Society.</text:span></text:p>
            <text:p text:style-name="P44"><text:span text:style-name="T64">Kajic, I., Gosmann, J., Komer, B., Orr, R., Stewart, T.C., and Eliasmith, C. (</text:span><text:span text:style-name="T66">2017</text:span><text:span text:style-name="T64">). <text:s/>A Biologically Constrained Model of Semantic Memory Search. </text:span><text:span text:style-name="T62">Annual Meeting of the Cognitive Science Society.</text:span><text:span text:style-name="T61"> </text:span></text:p>
            <text:p text:style-name="P44"><text:span text:style-name="T65">S</text:span><text:span text:style-name="T64">hein, M., Stewart, T.C., and Eliasmith, C. (</text:span><text:span text:style-name="T66">2017</text:span><text:span text:style-name="T64">). </text:span><text:span text:style-name="T66">Parameter exploration of a neural model of state transition probabilities in model-based reinforcement learning. <text:s/></text:span><text:span text:style-name="T63">International Conference on Cognitive Modelling.</text:span></text:p>
            <text:p text:style-name="P43">Ulbrich, S., Stewart, T.C., Peric, I., Roennau, A., Zoellner, M., and Dillmann, R. <text:s/>(2017). Model-based Polynomial Function Approximation with Spiking Neural Networks. <text:s/><text:span text:style-name="T2">IEEE Conference on Cognitive Informatics and Cognitive Computing</text:span>.</text:p>
            <text:p text:style-name="P42">Kauderer-Abrams, E., Gilbert, A., Voelker, A., Benjamin, B., Stewart, T.C., Boahen, K. (<text:span text:style-name="T70">2017</text:span>). A Population-Level Approach to Temperature Robustness in Neuromorphic Systems. <text:span text:style-name="T2">IEEE International Symposium on Circuits and Systems.</text:span></text:p>
            <text:p text:style-name="P39">Voelker, A., Benjamin, B., Stewart, T.C., Boahen, K., and Eliasmith, C. (<text:span text:style-name="T70">2017</text:span>). Extending the Neural Engineering Framework for nonideal silicon synapses. <text:s/><text:span text:style-name="T9">IEEE Int. Symposium on Circuits and Systems</text:span>.</text:p>
            <text:p text:style-name="P66"><text:soft-page-break/>Duggins, P., Stewart, T.C., Choo, X., and Eliasmith, C. (2016). <text:span text:style-name="T2">Effects of Guanfacine and Phenylephrine on a Spiking Neuron Model of Working Memory</text:span><text:span text:style-name="T31">. <text:s/>International Conference on Cognitive Modelling.</text:span></text:p>
            <text:p text:style-name="P66"><text:span text:style-name="T31">Kaji</text:span><text:span text:style-name="T58">ć</text:span><text:span text:style-name="T60">, I., Gosmann, J., Stewart, T.C., and Eliasmith, C. (2016). </text:span><text:span text:style-name="T61">Towards a Cognitively Realistic Representation of Word Associations</text:span><text:span text:style-name="T60">. <text:s/>Annual Meeting of the Cognitive Science Society.</text:span></text:p>
            <text:p text:style-name="P66"><text:span text:style-name="T31">Sharma, S., Komer, B., Stewart, T.C., and Eliasmith, C. (2016). <text:s/></text:span><text:span text:style-name="T2">A Neural Model of Context Dependent Decision Making in the Prefrontal Cortex</text:span><text:span text:style-name="T31">. <text:s/>Annual Meeting of the Cognitive Science Society.</text:span></text:p>
            <text:p text:style-name="P56">Stewart, T.C., Blouw, P., and Eliasmith, C. (2015). <text:span text:style-name="T2">Explorations in Distributed Recurrent Biological Parsing</text:span><text:span text:style-name="T31">. <text:s/>International Conference on Cognitive Modelling.</text:span></text:p>
            <text:p text:style-name="P56">Mundy, A., Knight, J., Stewart, T.C., and Furber, S. (2015). <text:s/><text:span text:style-name="T2">An efficient SpiNNaker implementation of the Neural Engineering Framework</text:span><text:span text:style-name="T31">. <text:s/>International Joint Conference on Neural Networks.</text:span></text:p>
            <text:p text:style-name="P30"><text:span text:style-name="T50">Galluppi, F., Denk, C., Meiner, M.C., Stewart, T.C., Plana, L.A., Eliasmith, C., Furber, S., and Conradt, J. (2014). <text:s/></text:span><text:span text:style-name="T3">Event-based neural computing on an autonomous mobile platform.</text:span><text:span text:style-name="T50"> <text:s text:c="2"/>IEEE International Conference on Robotics and Automation. </text:span></text:p>
            <text:p text:style-name="P53">Stewart, T.C., Choo, X., and Eliasmith, C. (2014). <text:s/><text:span text:style-name="T2">Sentence processing in spiking neurons: A biologically plausible left-corner parser</text:span><text:span text:style-name="T31">. <text:s/></text:span><text:span text:style-name="T36">Annual</text:span><text:span text:style-name="T31"> Meeting of the Cognitive Science Society.</text:span> </text:p>
            <text:p text:style-name="reference">Davies, S., Stewart, T.C., Eliasmith, C., and Furber, S. (2013). <text:s/><text:span text:style-name="T2">Spike-based learning of transfer functions with the SpiNNaker neuromimetic simulator</text:span>. <text:s/>International Joint Conference on Neural Networks</text:p>
            <text:p text:style-name="P62">Choudhary, S., Sloan, S., Fok, S., Neckar, A., Trautmann, E., Gao, P., Stewart, T.C., Eliasmith, C., and Boahen, K. (2012) <text:span text:style-name="T2">Silicon neurons that compute</text:span>. International Conference on Artificial Neural Networks.</text:p>
            <text:p text:style-name="reference">Stewart, T.C., Choo, X., and Eliasmith, C. (2012). <text:span text:style-name="T2"><text:s/>Spaun: A perception-cognition-action model using spiking neurons</text:span>. <text:s/><text:span text:style-name="T55">Annual </text:span>Meeting of the Cognitive Science Society.</text:p>
            <text:p text:style-name="reference">Stewart, T.C. and Eliasmith, C. (2011) <text:span text:style-name="T2">Neural planning and reasoning using the synaptic connections of the basal ganglia and thalamus</text:span>. <text:s/><text:span text:style-name="T31">International Conf. on Biologically Inspired Cognitive Architectures.</text:span></text:p>
            <text:p text:style-name="reference">Junker, M-O. and Stewart, T.C. (2011). <text:span text:style-name="T2">A linguistic atlas for endangered languages.</text:span> <text:s/>International Conference on Education and New Learning Technologies.</text:p>
            <text:p text:style-name="reference">Stewart, T.C., Choo, X., and Eliasmith, C. (2010). <text:span text:style-name="T2"><text:s/>Symbolic reasoning in spiking neurons: A model of the cortex/basal ganglia/thalamus loop</text:span>. <text:s/><text:span text:style-name="T55">Annual</text:span> Meeting of the Cognitive Science Society.</text:p>
            <text:p text:style-name="reference">Stewart, T.C., Choo, X., and Eliasmith, C. (2010). <text:span text:style-name="T2"><text:s/>Dynamic behaviour of a spiking model of action selection in the basal ganglia.</text:span><text:span text:style-name="T31"> <text:s/>International Conference on Cognitive Modelling.</text:span></text:p>
            <text:p text:style-name="reference">Stewart, T.C. and Eliasmith, C. (2010) <text:span text:style-name="T2">Neural symbolic decision making: A scalable and realistic foundation for cognitive architectures.</text:span> <text:s/><text:span text:style-name="T31">International Conf. on Biologically Inspired Cognitive Architectures.</text:span></text:p>
            <text:p text:style-name="reference"><text:soft-page-break/>Stewart, T.C. and Eliasmith, C. (2009) <text:span text:style-name="T2">Spiking neurons and central executive control: The origin of the 50-millisecond cognitive cycle.</text:span> <text:s/>International Conference on Cognitive Modelling.</text:p>
            <text:p text:style-name="reference">Stewart, T.C., Tang, Y., and Eliasmith, C. (2009) <text:span text:style-name="T2">A biologically realistic cleanup memory: Autoassociation in spiking neurons.</text:span> <text:s/>International Conference on Cognitive Modelling.</text:p>
            <text:p text:style-name="reference">Stewart, T.C. and West, R.L. (2007) <text:span text:style-name="T2">Equivalence: A novel basis for model comparison.</text:span> Annual Meeting of the Cognitive Science Society.</text:p>
            <text:p text:style-name="reference">Junker, M-O. and Stewart T.C. (2007) <text:span text:style-name="T2">Building search engines for Algonquian languages.</text:span> <text:s/>Algonquian Conference.</text:p>
            <text:p text:style-name="reference">Stewart, T.C. and West, R. L. (2006) <text:span text:style-name="T2">Deconstructing ACT-R.</text:span> International Conference on Cognitive Modelling.</text:p>
            <text:p text:style-name="reference">Stewart, T.C. (2006) <text:span text:style-name="T2">Tools and techniques for quantitative and predictive cognitive science.</text:span> Annual Meeting of the Cognitive Science Society.</text:p>
            <text:p text:style-name="reference">West, R., Stewart, T.C., Lebiere, C., and Chandrasekharan, S. (2005) <text:span text:style-name="T2">Stochastic resonance in human cognition: ACT-R versus game theory, associative neural networks, recursive neural networks, Q-learning, and humans.</text:span> Annual Meeting of the Cognitive Science Society.</text:p>
            <text:p text:style-name="reference">Chandrasekharan, S. and Stewart, T.C. (2004) <text:span text:style-name="T2">Reactive agents learn to add epistemic structures to the world.</text:span> Joint Conference of the Society for Philosophy and Psychology.</text:p>
            <text:p text:style-name="reference">Stewart, T.C. and West, R. (2001) <text:span text:style-name="T2">Levels of description: A role for robots in cognitive science education.</text:span> PHICS Graduate Student Conference, Carleton University.</text:p>
            <text:p text:style-name="reference">Stewart, T.C. (2001) <text:span text:style-name="T2">Extrema selection: Accelerated evolution on neutral networks.</text:span> IEEE Congress on Evolutionary Computation.</text:p>
            <text:p text:style-name="reference">Stewart, T.C. and Wood, S. (2001) <text:span text:style-name="T2">Conditioning and concept formation in embodied agents.</text:span> AAAI Spring Symposium.</text:p>
            <text:p text:style-name="reference"/>
          </table:table-cell>
        </table:table-row>
        <table:table-row table:style-name="Table2.1">
          <table:table-cell table:style-name="Table2.A1" office:value-type="string">
            <text:p text:style-name="header">Refereed Conference Posters <text:line-break/>(with full proceedings publication)</text:p>
          </table:table-cell>
          <table:table-cell table:style-name="Table2.A1" office:value-type="string">
            <text:p text:style-name="P47">Wertheim, J. and Stewart, T.C. (2018). Explaining Reasoning Effects: A Neural Cognitive Model of Spatial Reasoning. <text:s/><text:span text:style-name="T2">Annual Meeting of the Cognitive Science Society</text:span>.</text:p>
            <text:p text:style-name="reference">Stewart, T.C. and Eliasmith, C. (2013). <text:span text:style-name="T2">Parsing Sequentially Presented Commands in a Large-Scale Biologically Realistic Brain Model.</text:span> <text:s/>35<text:span text:style-name="T46">th</text:span> Meeting of the Cognitive Science Society.</text:p>
            <text:p text:style-name="reference">Galluppi, F., Davies, S., Stewart, T., Eliasmith, E., and Furber, S. (2012). <text:span text:style-name="T2">Real Time On-Chip Implementation of Dynamical Systems with Spiking Neurons</text:span>. <text:s/>2012 International Joint Conference on Neural Networks.</text:p>
            <text:p text:style-name="reference">Dethier, J., Nuyujukian, P., Stewart, T.C., Eliasmith, C., Shenoy, K., and Boahen, K. (2011) <text:span text:style-name="T2">A brain-machine interface operating with a real-time spiking neural network control algorithm</text:span><text:span text:style-name="T31">. 25</text:span><text:span text:style-name="T49">th</text:span><text:span text:style-name="T31"> Annual Conference on Neural Information Processing Systems.</text:span></text:p>
            <text:p text:style-name="reference">Stewart, T.C. and Eliasmith, C. (2011) <text:span text:style-name="T2">Neural cognitive modelling: A biologically constrained spiking neuron model of the Tower of Hanoi task</text:span>. <text:s/>33<text:span text:style-name="T46">rd</text:span> Annual Meeting of the Cognitive Science Society.</text:p>
            <text:p text:style-name="reference"/>
            <text:p text:style-name="reference"><text:soft-page-break/>Stewart, T.C., West, R., and Lebiere, C. (2009) <text:span text:style-name="T2">Applying cognitive architectures to decision-making: How cognitive theory and the equivalence measure triumphed in the Technion prediction tournament.</text:span> <text:s/>31<text:span text:style-name="T46">st</text:span> Annual Meeting of the Cognitive Science Society.</text:p>
            <text:p text:style-name="reference">Gormley, A. and Stewart, T.C. (2009) <text:span text:style-name="T2">Errors in speech production: Explaining mismatch and accommodation</text:span>. <text:s/>31<text:span text:style-name="T46">st</text:span> Annual Meeting of the Cognitive Science Society.</text:p>
            <text:p text:style-name="reference">Stewart, T.C. and Eliasmith, C. (2008) <text:span text:style-name="T2">Building production systems with realistic spiking neurons</text:span>. <text:s/>30<text:span text:style-name="T46">th</text:span> Meeting of the Cognitive Science Society.</text:p>
            <text:p text:style-name="reference">Stewart, T.C. and West, R.L. (2007). <text:span text:style-name="T2">Cognitive redeployment in ACT-R: Salience, vision, and memory.</text:span> 8<text:span text:style-name="T46">th</text:span> International Conference on Cognitive Modelling.</text:p>
            <text:p text:style-name="reference">Stewart, T.C. (2004) <text:span text:style-name="T2">Teaching computational modelling to non-computer scientists.</text:span> 6<text:span text:style-name="T46">th</text:span> International Conference on Cognitive Modelling.</text:p>
            <text:p text:style-name="reference">Stewart, T.C., West, R., and Coplan, R. (2004) <text:span text:style-name="T2">A dynamic, multi-agent model of peer group formation.</text:span> 6<text:span text:style-name="T46">th</text:span> International Conference on Cognitive Modelling.</text:p>
            <text:p text:style-name="reference">Stewart, T.C. and Chandrasekharan, S. (2004) <text:span text:style-name="T2">Simple agents learning to add useful structures to the world.</text:span> 6<text:span text:style-name="T46">th</text:span> International Conference on Cognitive Modelling.</text:p>
            <text:p text:style-name="reference"/>
          </table:table-cell>
        </table:table-row>
        <table:table-row table:style-name="Table2.1">
          <table:table-cell table:style-name="Table2.A1" office:value-type="string">
            <text:p text:style-name="header">Technical Reports</text:p>
          </table:table-cell>
          <table:table-cell table:style-name="Table2.A1" office:value-type="string">
            <text:p text:style-name="P69">Voelker, A., Gosmann, J., and Stewart, T.C. (2017) <text:span text:style-name="T2">Efficiently sampling coordinates from the n-sphere and the n-ball</text:span><text:span text:style-name="T31">. <text:s/>Centre for Theoretical Neuroscience Tech</text:span><text:span text:style-name="T38">n</text:span><text:span text:style-name="T31">ical Report, University of Waterloo.</text:span></text:p>
            <text:p text:style-name="reference">Stewart, T.C. (2012) <text:span text:style-name="T2">A technical overview of the Neural Engineering Framework.</text:span> <text:s/>Centre for Theoretical Neuroscience Technical Report, University of Waterloo.</text:p>
            <text:p text:style-name="reference">Stewart, T.C. (2005) <text:span text:style-name="T2">Notes for the development of a philosophy of computational modelling.</text:span> Carleton University Cognitive Science Technical Report 2005-04.</text:p>
            <text:p text:style-name="reference">Stewart, T.C. and Chandrasekharan, S. (2005) <text:span text:style-name="T2">Two cognitive descriptions of Q-learning.</text:span> Carleton University Cognitive Science Tech Report 2005-03.</text:p>
            <text:p text:style-name="reference">Stewart, T.C. and Brook, A. (2003) <text:span text:style-name="T2">Four forms of information.</text:span> Carleton University Cognitive Science Technical Report 2003-06.</text:p>
            <text:p text:style-name="reference">Stewart, T.C. (2000) <text:span text:style-name="T2">Neural models of concept formation and conditioning: A literature review.</text:span> Technical Report, CSRP-524, School of Cognitive and Computing Sciences, University of Sussex.</text:p>
            <text:p text:style-name="reference"/>
          </table:table-cell>
        </table:table-row>
        <table:table-row table:style-name="Table2.1">
          <table:table-cell table:style-name="Table2.A1" office:value-type="string">
            <text:p text:style-name="header">Conference Demos </text:p>
          </table:table-cell>
          <table:table-cell table:style-name="Table2.A1" office:value-type="string">
            <text:p text:style-name="P48">Neckar, A., Stewart, T.C., Benjamin, B., and Boahen, K. (2018). <text:span text:style-name="T74">Live Demonstration: </text:span>Optimizing an Analog Neuron Circuit Design for Nonlinear Function Approximation. <text:s/><text:span text:style-name="T2">IEEE International Symposium on Circuits and Systems</text:span>.</text:p>
            <text:p text:style-name="P28">Stewart, T.C., Galluppi, F., Conradt, J. (2013) <text:span text:style-name="T2">Learning by example with SpiNNaker, Nengo, and an Omnidirectional robot.</text:span> <text:s/>Bernstein Sparks Workshop.</text:p>
            <text:p text:style-name="P28"/>
            <text:p text:style-name="reference"><text:soft-page-break/>Galluppi, F., Conradt, J., Stewart, T.C., Eliasmith, C., Horiuchi, T., Tapson, J., Tripp, B., Etienne-Cummings, R., Furber, S. (2012) <text:span text:style-name="T2">Spiking ratSLAM: Rat Hippocampus Cells in Spiking Neural Hardware.</text:span> <text:s/>Biomedical Circuits and Systems Conference.</text:p>
            <text:p text:style-name="reference"/>
          </table:table-cell>
        </table:table-row>
        <table:table-row table:style-name="Table2.1">
          <table:table-cell table:style-name="Table2.A1" office:value-type="string">
            <text:p text:style-name="header">Conference Talks (abstract-only publication)</text:p>
          </table:table-cell>
          <table:table-cell table:style-name="Table2.A1" office:value-type="string">
            <text:p text:style-name="reference">Stewart, T.C. (2014) <text:span text:style-name="T2">Whole-brain simulation for modeling neural disorders and diseases</text:span><text:span text:style-name="T31">. AAAS Annual Meeting.</text:span></text:p>
            <text:p text:style-name="reference">Stewart, T.C., and Eliasmith, C. (2013) <text:span text:style-name="T2">Implementing high-order cognition in neuromorphic hardware</text:span><text:span text:style-name="T31">. <text:s/>Brain-Inspired Computing Works</text:span><text:span text:style-name="T33">h</text:span><text:span text:style-name="T31">op at ACM/IEEE International Symposium on Computer Architecture.</text:span></text:p>
            <text:p text:style-name="reference">Stewart, T. C., Tripp, B., and Eliasmith, C. (2008) <text:span text:style-name="T2">Supplementing neural modelling with ACT-R.</text:span> <text:s/>15<text:span text:style-name="T46">th</text:span> Annual ACT-R Workshop.</text:p>
            <text:p text:style-name="reference">Stewart, T. C. and Eliasmith, C. (2008) <text:span text:style-name="T2">Implementing the ACT-R production system in spiking Neurons.</text:span> <text:s/>15<text:span text:style-name="T46">th</text:span> Annual ACT-R Workshop.</text:p>
            <text:p text:style-name="reference">Stewart, T. C. and West, R. L. (2006) <text:span text:style-name="T2">ACT-R versus not-ACT-R: Demonstrating cross-domain validity.</text:span> 13<text:span text:style-name="T46">th</text:span> Annual ACT-R Workshop.</text:p>
            <text:p text:style-name="reference">West, R. L., Stewart, T. C., Pyke, A., and Emond, B. (2006) <text:span text:style-name="T2">Modeling emotion in ACT-R.</text:span> 13<text:span text:style-name="T46">th</text:span> Annual ACT-R Workshop</text:p>
            <text:p text:style-name="reference">Stewart, T.C. (2005) <text:span text:style-name="T2">Embodied decisions: Models of decision making within a larger cognitive framework.</text:span> Cognitio 2005: Graduate Student Conference in Cognitive Science.</text:p>
            <text:p text:style-name="reference">Stewart, T.C. and West, R. L. (2005) <text:span text:style-name="T2">Python ACT-R: A new implementation and a new syntax.</text:span> 12<text:span text:style-name="T46">th</text:span> Annual ACT-R Workshop.</text:p>
            <text:p text:style-name="reference"/>
          </table:table-cell>
        </table:table-row>
        <table:table-row table:style-name="Table2.1">
          <table:table-cell table:style-name="Table2.A1" office:value-type="string">
            <text:p text:style-name="header">Conference Posters </text:p>
          </table:table-cell>
          <table:table-cell table:style-name="Table2.A1" office:value-type="string">
            <text:p text:style-name="P71">Gonschorek, D., Schmors, L., and Stewart, T.C. (2018) <text:span text:style-name="T2">Biologically plausible model of olfactory learning in Drosophila melanogaster using the Neural Engineering Framework.</text:span> <text:s/><text:span text:style-name="T31">Federation of European Neuroscience Societies Forum of Neuroscience (FENS 2018).</text:span></text:p>
            <text:p text:style-name="reference">Bobier, B., Stewart, T.C., and Eliasmith, C. (2011) <text:s/><text:span text:style-name="T2">The attentional routing circuit: receptive field modulation through nonlinear dendritic interactions. 8</text:span><text:span text:style-name="T49">th</text:span><text:span text:style-name="T31"> Computational and Systems Neuroscience Meeting.</text:span></text:p>
            <text:p text:style-name="reference">Bobier, B., Stewart, T.C., and Eliasmith, C. (2010) <text:span text:style-name="T2">The dynamic routing model of visuospatial attention</text:span><text:span text:style-name="T31">. <text:s/>7</text:span><text:span text:style-name="T49">th</text:span><text:span text:style-name="T31"> Computational and Systems Neuroscience Meeting.</text:span></text:p>
            <text:p text:style-name="reference">Eliasmith, C., Stewart, T.C., Rasmussen, D., and Choo, X. (2010) <text:span text:style-name="T2">How brains think.</text:span><text:span text:style-name="T31"> Canada Research Chair Recognition Event, Toronto.</text:span></text:p>
            <text:p text:style-name="reference">Stewart, T.C. (2009) <text:span text:style-name="T2">Spiking neurons and cognitive decisions at the 50-millisecond time scale.</text:span> <text:s/>SHARCNET Research Day, U. of Waterloo.</text:p>
            <text:p text:style-name="reference">Stewart, T.C. (2005) <text:span text:style-name="T2">The philosophy of cognitive modelling: When to do it, Why to do it, and How to do it.</text:span> Cognitive Science Spring Conference 2005, Institute of Cognitive Science, Carleton University.</text:p>
            <text:p text:style-name="P72"/>
          </table:table-cell>
        </table:table-row>
        <table:table-row table:style-name="Table2.1">
          <table:table-cell table:style-name="Table2.A1" office:value-type="string">
            <text:p text:style-name="header">Conference Talks (no publication)</text:p>
          </table:table-cell>
          <table:table-cell table:style-name="Table2.A1" office:value-type="string">
            <text:p text:style-name="P61">Stewart, T.C. (2014) <text:span text:style-name="T2">What are neurons good for?</text:span><text:span text:style-name="T31"> Biologically Inspired Cognitive Architecture Society.</text:span></text:p>
            <text:p text:style-name="reference">Stewart, T.C. (2006) <text:span text:style-name="T2">Dealing with complexity: The analysis of embodied behaviour.</text:span> Cognitio 2006: Graduate Student Conf. in Cognitive Science.</text:p>
            <text:p text:style-name="reference"><text:soft-page-break/>Junker, M-O. and Stewart, T. C. (2005) <text:span text:style-name="T2">Building a search that allows spelling mistakes for the EastCree dictionary on the web.</text:span> Algonquin Dictionaries Round Table at the 37<text:span text:style-name="T46">th</text:span> Algonquin Conference.</text:p>
            <text:p text:style-name="reference"/>
          </table:table-cell>
        </table:table-row>
        <table:table-row table:style-name="Table2.1">
          <table:table-cell table:style-name="Table2.A1" office:value-type="string">
            <text:h text:style-name="header" text:outline-level="1">Invited Lectures, Tutorials, <text:s/>Workshops</text:h>
          </table:table-cell>
          <table:table-cell table:style-name="Table2.A1" office:value-type="string">
            <text:p text:style-name="P54"><text:span text:style-name="T22">Workshop</text:span><text:span text:style-name="T23">, “</text:span><text:span text:style-name="T28">Building applications for Braindrop</text:span><text:span text:style-name="T23">,” Topic Area for </text:span><text:span text:style-name="T13">Telluride Neuromorphic Cognition Engineering Workshop</text:span><text:span text:style-name="T40">, Telluride, CO, 201</text:span><text:span text:style-name="T45">8</text:span><text:span text:style-name="T40">.</text:span></text:p>
            <text:p text:style-name="P64"><text:span text:style-name="T22">Session</text:span><text:span text:style-name="T13">, </text:span><text:span text:style-name="T40">“Nengo,”</text:span><text:span text:style-name="T13"> </text:span><text:span text:style-name="T40">at the </text:span><text:span text:style-name="T13">Groningen Spring School on Cognitive Modelling</text:span><text:span text:style-name="T40">, Netherlands, </text:span><text:span text:style-name="T44">2016, </text:span><text:span text:style-name="T40">201</text:span><text:span text:style-name="T44">7, </text:span><text:span text:style-name="T45">2018</text:span><text:span text:style-name="T40">.</text:span></text:p>
            <text:p text:style-name="P60"><text:span text:style-name="T22">Session</text:span><text:span text:style-name="T13">, </text:span><text:span text:style-name="T40">“</text:span><text:span text:style-name="T42">Building large-scale neural models: Cognitive control with Nengo</text:span><text:span text:style-name="T40">,” at </text:span><text:span text:style-name="T13">Interdisciplinary College</text:span><text:span text:style-name="T40">, Germany, 201</text:span><text:span text:style-name="T44">5, 2016, 2017, </text:span><text:span text:style-name="T45">2018</text:span><text:span text:style-name="T40">.</text:span></text:p>
            <text:p text:style-name="P54"><text:span text:style-name="T22">Workshop</text:span><text:span text:style-name="T23">, “</text:span><text:span text:style-name="T27">Neuromorphic approaches to drone autonomy</text:span><text:span text:style-name="T23">,” Topic Area for </text:span><text:span text:style-name="T13">Telluride Neuromorphic Cognition Engineering Workshop</text:span><text:span text:style-name="T40">, Telluride, CO, 201</text:span><text:span text:style-name="T44">7</text:span><text:span text:style-name="T40">.</text:span></text:p>
            <text:p text:style-name="P59"><text:span text:style-name="T22">Tutorial</text:span><text:span text:style-name="T23">, “</text:span><text:span text:style-name="T27">Building Cognition from Spiking Neurons: Nengo and the Neural Engineering Framework</text:span><text:span text:style-name="T23">,” at the </text:span><text:span text:style-name="T13">International Conference on Cognitive Modeling</text:span><text:span text:style-name="T23">, </text:span><text:span text:style-name="T27">UK</text:span><text:span text:style-name="T23">, 201</text:span><text:span text:style-name="T27">7</text:span><text:span text:style-name="T23">.</text:span></text:p>
            <text:p text:style-name="P68"><text:span text:style-name="T22">Lecture</text:span><text:span text:style-name="T23">, “</text:span><text:span text:style-name="T27">Neural Engineering and Nengo</text:span><text:span text:style-name="T23">,” </text:span><text:span text:style-name="T27">Rochester Institute of Technology</text:span><text:span text:style-name="T23">, 201</text:span><text:span text:style-name="T27">7</text:span><text:span text:style-name="T23">. </text:span></text:p>
            <text:p text:style-name="P68"><text:span text:style-name="T22">Lecture</text:span><text:span text:style-name="T23">, “</text:span><text:span text:style-name="T27">Neural Engineering and Nengo</text:span><text:span text:style-name="T23">,” </text:span><text:span text:style-name="T27">Technische Universität München</text:span><text:span text:style-name="T23">, 201</text:span><text:span text:style-name="T27">7</text:span><text:span text:style-name="T23">. </text:span></text:p>
            <text:p text:style-name="P70"><text:span text:style-name="T22">Talk</text:span><text:span text:style-name="T23">, “Programming with spikes: The Nengo framework for efficient and adaptive large-scale spiking systems,” at NIPS, Spain, 2016</text:span></text:p>
            <text:p text:style-name="P67"><text:span text:style-name="T22">Talk</text:span><text:span text:style-name="T23">, </text:span><text:span text:style-name="T40">“Building Brains: Bio-Inspired Computing,”</text:span><text:span text:style-name="T23"> at the </text:span><text:span text:style-name="T13">EuroScience Open Forum</text:span><text:span text:style-name="T23">, UK, 2016.</text:span></text:p>
            <text:p text:style-name="P67"><text:span text:style-name="T22">Talk</text:span><text:span text:style-name="T23">, “Neural Engineering: Biological Constraints on the Computation of Relevance,” at the </text:span><text:span text:style-name="T13">Many Faces of Relevance Workshop 1</text:span><text:span text:style-name="T23">, Finland, 2016.</text:span></text:p>
            <text:p text:style-name="P27">Lecture<text:span text:style-name="T23">, “Biologically Constrained Cognitive Modelling: How neuroscience helps us evaluate and discover cognitive theories,” Finland, 2016. </text:span></text:p>
            <text:p text:style-name="P65"><text:span text:style-name="T22">Workshop</text:span>, “Designing Virtual <text:span text:style-name="T57">Brains</text:span>,” <text:span text:style-name="T2">Waterloo Unlimited high school enrichment</text:span>, 20<text:span text:style-name="T57">16</text:span></text:p>
            <text:p text:style-name="P63"><text:span text:style-name="T22">Summit Talk</text:span><text:span text:style-name="T23">, “Spaun on SpiNNaker,” at the </text:span><text:span text:style-name="T13">Human Brain Project Summit</text:span><text:span text:style-name="T40">, Madrid, 2015.</text:span></text:p>
            <text:p text:style-name="P58"><text:span text:style-name="T22">Tutorial</text:span><text:span text:style-name="T23">, “Nengo, Neural Engineering, and Cognition,” at the </text:span><text:span text:style-name="T13">International Conference on Cognitive Modeling</text:span><text:span text:style-name="T23">, Netherlands, 2015.</text:span></text:p>
            <text:p text:style-name="P57"><text:span text:style-name="T22">Session</text:span><text:span text:style-name="T23">, “Neuronal architecture for biological cognition,” at </text:span><text:span text:style-name="T13">INCF Training Course on Information Processing in Neural Systems</text:span><text:span text:style-name="T23">, Germany, 2015.</text:span></text:p>
            <text:p text:style-name="P57"><text:span text:style-name="T22">Lecture</text:span><text:span text:style-name="T23">, “Neural engineering,” at </text:span><text:span text:style-name="T13">Osnabrück Computational Cognition Alliance Meeting</text:span><text:span text:style-name="T23">, Germany, 2015.</text:span></text:p>
            <text:p text:style-name="P53"><text:span text:style-name="T22">Workshop</text:span><text:span text:style-name="T23">, “Neuromorphic Olympics,” Topic Area for </text:span><text:span text:style-name="T13">Telluride Neuromorphic Cognition Engineering Workshop</text:span><text:span text:style-name="T40">, Telluride, CO, 2014.</text:span></text:p>
            <text:p text:style-name="P22"><text:span text:style-name="T22">Workshop</text:span><text:span text:style-name="T23">, “Implementing </text:span><text:span text:style-name="T24">a</text:span><text:span text:style-name="T23">lgorithms in </text:span><text:span text:style-name="T24">n</text:span><text:span text:style-name="T23">eurons: the Neural Engineering Framework,” </text:span><text:span text:style-name="T13">Bernstein Sparks Workshop</text:span><text:span text:style-name="T23">, Munich, 2013.</text:span></text:p>
            <text:p text:style-name="P25">Workshop<text:span text:style-name="T23">, “Validating models of cognition,” </text:span><text:span text:style-name="T13">Waterloo Institute for Complexity &amp; Innovation: Data Visualization and Analysis</text:span><text:span text:style-name="T23">, 2013.</text:span></text:p>
            <text:p text:style-name="P26">Colloquium Talk<text:span text:style-name="T23">, “Why bother with neurons?” </text:span><text:span text:style-name="T13">University of Waterloo Vision and Image Processing Lab Seminar</text:span><text:span text:style-name="T23">, 2013.</text:span></text:p>
            <text:p text:style-name="P24"><text:soft-page-break/>Workshop<text:span text:style-name="T23">, “Spaun: A large-scale brain simulation exhibiting cognitive behavior,” <text:s/></text:span><text:span text:style-name="T13">DARPA Collaborative Brain Data Exploitation Workshop, Arlington</text:span><text:span text:style-name="T23">, 2013</text:span></text:p>
            <text:p text:style-name="P28"><text:span text:style-name="T22">Colloquium Talk</text:span><text:span text:style-name="T23">, “Spaun; The first functional simulated brain,” </text:span><text:span text:style-name="T13">University of Waterloo Knowledge Integration Seminar, 2013.</text:span></text:p>
            <text:p text:style-name="P28"><text:span text:style-name="T22">Colloquium Talk</text:span><text:span text:style-name="T23">, “What the world’s largest functional simulated brain tells us about cognitive science,” </text:span><text:span text:style-name="T13">Carleton University Cognitive Science Colloquium</text:span><text:span text:style-name="T23">, 2013 </text:span></text:p>
            <text:p text:style-name="P23"><text:span text:style-name="T22">Workshop</text:span><text:span text:style-name="T23">, “Neuromorphic architectures: Neurogrid and Beyond,” </text:span><text:span text:style-name="T13">Joint EU-US Workshop on Cortical Processors</text:span><text:span text:style-name="T23">, Heidelberg, 2013</text:span></text:p>
            <text:p text:style-name="reference"><text:span text:style-name="T22">Tutorial</text:span><text:span text:style-name="T23">, “A general purpose architecture for building spiking neuron models of biological cognition,” </text:span><text:span text:style-name="T13">35</text:span><text:span text:style-name="T48">th</text:span><text:span text:style-name="T13"> Annual Meeting of the Cognitive Science Society</text:span><text:span text:style-name="T23">, 201</text:span><text:span text:style-name="T26">3</text:span></text:p>
            <text:p text:style-name="reference"><text:span text:style-name="T22">Colloquium Talk</text:span><text:span text:style-name="T23">, “How and why to build a brain,” King's University College, 2012</text:span></text:p>
            <text:p text:style-name="reference"><text:span text:style-name="T22">Tutorial</text:span><text:span text:style-name="T23">, “Nengo and the Neural Engineering Framework: From spikes to cognition,” </text:span><text:span text:style-name="T13">34</text:span><text:span text:style-name="T48">th</text:span><text:span text:style-name="T13"> Annual Meeting of the Cognitive Science Society</text:span><text:span text:style-name="T23">, 2012</text:span></text:p>
            <text:p text:style-name="P28"><text:span text:style-name="T22">Colloquium Talk</text:span><text:span text:style-name="T23">, “Everything I need to know about life I'm learning from cognitive science,” </text:span><text:span text:style-name="T13">University of Waterloo Knowledge Integration Seminar, 2012.</text:span></text:p>
            <text:p text:style-name="P29"><text:span text:style-name="T22">Tutorial</text:span>, “Nengo and the Neural Engineering Framework: Connecting cognitive theory to neuroscience,” <text:span text:style-name="T2">33</text:span><text:span text:style-name="T47">rd</text:span><text:span text:style-name="T2"> Annual Meeting of the Cognitive Science Society</text:span>, 2011</text:p>
            <text:p text:style-name="reference"><text:span text:style-name="T22">Workshop</text:span>, “Vision and the Brain: What we see and what we think we see,” <text:span text:style-name="T2">Waterloo Unlimited high school enrichment</text:span>, 2008, 2009, 2010, 2011</text:p>
            <text:p text:style-name="reference"><text:span text:style-name="T22">Workshop</text:span>, “Designing Virtual Worlds,” <text:span text:style-name="T2">Waterloo Unlimited high school enrichment</text:span>, 2009, 2010, 2011, 2013, <text:span text:style-name="T52">2014</text:span></text:p>
            <text:p text:style-name="reference"><text:span text:style-name="T22">Colloquium Talk</text:span>, “How Brains Think,” <text:span text:style-name="T2">Carleton University Cognitive Science Colloquium</text:span>, 2010</text:p>
            <text:p text:style-name="reference"><text:span text:style-name="T22">Colloquium Talk</text:span>, “<text:span text:style-name="T31">The Neural Engineering Framework: Bridging cognitive science and neuroscience,” </text:span><text:span text:style-name="T2">Franklin &amp; Marshall College, Department of Psychology</text:span><text:span text:style-name="T31">, 2010.</text:span></text:p>
            <text:p text:style-name="reference"><text:span text:style-name="T22">Workshop</text:span>, “The Mind: What it is, what it does, and how to study it,” <text:span text:style-name="T2">Shad Valley high school enrichment program</text:span>, 2010</text:p>
            <text:p text:style-name="reference"><text:span text:style-name="T22">Tutorial</text:span>, “Nengo and the Neural Engineering Framework: Connecting cognitive theory to neuroscience,” <text:span text:style-name="T2">32</text:span><text:span text:style-name="T47">nd </text:span><text:span text:style-name="T2">Annual Meeting of the Cognitive Science Society</text:span>, 2010</text:p>
            <text:p text:style-name="reference"><text:span text:style-name="T22">Sole Presenter</text:span>, “Cognitive Modelling 2-Day Workshop,” <text:span text:style-name="T2">University of Basel, Department of Psychology</text:span>, Switzerland, 2009</text:p>
            <text:p text:style-name="reference"><text:span text:style-name="T22">Sole Presenter</text:span>, “Python ACT-R Workshop,” <text:span text:style-name="T2">Ben-Gurion University of the Negev, Dept. of Industrial Engineering and Management</text:span>, Israel, 2009</text:p>
            <text:p text:style-name="reference"><text:span text:style-name="T22">Tutorial</text:span>, “Cognitive modelling with the Neural Engineering Framework,” <text:span text:style-name="T2">9</text:span><text:span text:style-name="T47">th</text:span><text:span text:style-name="T2"> International Conference on Cognitive Modelling</text:span>, 2009</text:p>
            <text:p text:style-name="reference"><text:span text:style-name="T22">Colloquium Talk</text:span>, “Evaluating cognitive theories via neurological evidence: Working memory and compositionality,” Carleton University Institute of Cognitive Science Distinguished Lecture Series, 2008</text:p>
          </table:table-cell>
        </table:table-row>
        <table:table-row table:style-name="Table2.1">
          <table:table-cell table:style-name="Table2.A1" office:value-type="string">
            <text:h text:style-name="header" text:outline-level="1">Honors and Awards</text:h>
          </table:table-cell>
          <table:table-cell table:style-name="Table2.A1" office:value-type="string">
            <text:p text:style-name="P2"><text:span text:style-name="T22">Most Promising New Neuromorph Award</text:span>, <text:span text:style-name="T2">2011</text:span></text:p>
            <text:list xml:id="list25424005761439" text:continue-numbering="true" text:style-name="WW8Num1">
              <text:list-item>
                <text:p text:style-name="bullet">Telluride Neuromorphic Cognition Engineering Workshop</text:p>
              </text:list-item>
            </text:list>
            <text:p text:style-name="P2"><text:span text:style-name="T22">SHARCNET Postdoctoral Fellowship</text:span>, <text:span text:style-name="T2">2009 – 2010</text:span></text:p>
            <text:p text:style-name="P17"><text:span text:style-name="T22">Winner of Technion Prediction Tournament </text:span><text:span text:style-name="T23">(repetition condition)</text:span>, <text:span text:style-name="T2">2008</text:span></text:p>
            <text:list xml:id="list25423485574864" text:continue-numbering="true" text:style-name="WW8Num1">
              <text:list-item>
                <text:p text:style-name="bullet">predictions of human performance in repeated binary choice task</text:p>
              </text:list-item>
            </text:list>
            <text:p text:style-name="P17"><text:span text:style-name="T22">Derbyshire Graduate Scholarship in Cognitive Science</text:span>, <text:span text:style-name="T2">2004 – 2006</text:span></text:p>
            <text:p text:style-name="P17"><text:span text:style-name="T22">NSERC Post-Graduate Scholarship</text:span>, <text:span text:style-name="T2">1999 – 2003</text:span></text:p>
            <text:p text:style-name="P17"><text:span text:style-name="T22">British Council Chevening Scholarship</text:span>, <text:span text:style-name="T2">1999 – 2000</text:span></text:p>
            <text:p text:style-name="P17"><text:span text:style-name="T22">Colonel Hugh Heasley Engineering Scholarship</text:span>, <text:span text:style-name="T2">1994 – 1999</text:span></text:p>
            <text:p text:style-name="P2"><text:span text:style-name="T30">Canada Scholarship</text:span><text:span text:style-name="T31">, </text:span><text:span text:style-name="T2">1994 – 1999</text:span></text:p>
            <text:p text:style-name="P15"/>
          </table:table-cell>
        </table:table-row>
        <table:table-row table:style-name="Table2.1">
          <table:table-cell table:style-name="Table2.A1" office:value-type="string">
            <text:h text:style-name="header" text:outline-level="1">Research Experience</text:h>
          </table:table-cell>
          <table:table-cell table:style-name="Table2.A1" office:value-type="string">
            <text:p text:style-name="P2"><text:span text:style-name="T2">Carleton University</text:span>, Institute of Cognitive Science, <text:span text:style-name="T2">2003 – 2007</text:span></text:p>
            <text:p text:style-name="P2"><text:span text:style-name="T22">Lab Coordinator</text:span>, Carleton Cognitive Modelling Lab</text:p>
            <text:list xml:id="list25425134751386" text:continue-numbering="true" text:style-name="WW8Num1">
              <text:list-item>
                <text:p text:style-name="bullet">Developed toolkit for implementing and evaluating cognitive models</text:p>
              </text:list-item>
            </text:list>
            <text:p text:style-name="P2"><text:span text:style-name="T2">Carleton University</text:span>, School of Linguistics, <text:span text:style-name="T2">2005 – 2007</text:span></text:p>
            <text:p text:style-name="P2"><text:span text:style-name="T22">Research Assistant</text:span>, Dr. Marie-Odile Junker</text:p>
            <text:list xml:id="list25424409351292" text:continue-numbering="true" text:style-name="WW8Num1">
              <text:list-item>
                <text:p text:style-name="bullet">Created on-line tools for teaching written Cree, linguistic atlas</text:p>
              </text:list-item>
            </text:list>
            <text:p text:style-name="P2"><text:span text:style-name="T2">University of Waterloo</text:span>, Systems Design Engineering, <text:span text:style-name="T2">1999</text:span></text:p>
            <text:p text:style-name="P2"><text:span text:style-name="T22">Research Assistant</text:span>, Pattern Analysis and Machine Intelligence Lab</text:p>
            <text:list xml:id="list25424074022740" text:continue-numbering="true" text:style-name="WW8Num1">
              <text:list-item>
                <text:p text:style-name="bullet">Redesigned motor control and visual system for soccer-playing robots</text:p>
              </text:list-item>
            </text:list>
            <text:p text:style-name="P2"/>
          </table:table-cell>
        </table:table-row>
        <table:table-row table:style-name="Table2.1">
          <table:table-cell table:style-name="Table2.A1" office:value-type="string">
            <text:h text:style-name="header" text:outline-level="1">Teaching Experience</text:h>
          </table:table-cell>
          <table:table-cell table:style-name="Table2.A1" office:value-type="string">
            <text:p text:style-name="P14">University of Waterloo<text:span text:style-name="T31">, Systems Design Engineering, Waterloo, Canada</text:span></text:p>
            <text:p text:style-name="P77"><text:span text:style-name="T31">Sessional Lecturer</text:span><text:span text:style-name="T40">, </text:span><text:span text:style-name="T23">Winter 201</text:span><text:span text:style-name="T29">8</text:span></text:p>
            <text:p text:style-name="P78"><text:span text:style-name="T31">Sessional Lecturer</text:span><text:span text:style-name="T40">, </text:span><text:span text:style-name="T23">Winter 201</text:span><text:span text:style-name="T29">4</text:span></text:p>
            <text:list xml:id="list25423109921874" text:continue-numbering="true" text:style-name="WW8Num1">
              <text:list-item>
                <text:p text:style-name="P87"><text:span text:style-name="T50">Taught </text:span><text:span text:style-name="T3">Simulating Neurobiological Systems</text:span><text:span text:style-name="T32"> at both graduate and undergraduate leve</text:span><text:span text:style-name="T39">l</text:span></text:p>
              </text:list-item>
            </text:list>
            <text:p text:style-name="P2"><text:span text:style-name="T2">Carleton University</text:span>, Institute of Cognitive Science, Ottawa, Canada</text:p>
            <text:p text:style-name="P2"><text:span text:style-name="T22">Sessional Lecturer</text:span>, <text:span text:style-name="T2">Fall 2005</text:span></text:p>
            <text:p text:style-name="P2"><text:span text:style-name="T22">Sessional Lecturer</text:span>, <text:span text:style-name="T2">Fall 2004</text:span></text:p>
            <text:p text:style-name="P2"><text:span text:style-name="T22">Sessional Lecturer</text:span>, <text:span text:style-name="T2">Winter 2004</text:span></text:p>
            <text:list xml:id="list25424955633731" text:continue-numbering="true" text:style-name="WW8Num1">
              <text:list-item>
                <text:p text:style-name="bullet">Developed and taught <text:span text:style-name="T2">Cognition and Artificial Systems</text:span> course</text:p>
              </text:list-item>
              <text:list-item>
                <text:p text:style-name="bullet">Neural Networks, Genetic Algorithms, Cognitive Architectures</text:p>
              </text:list-item>
              <text:list-item>
                <text:p text:style-name="bullet">6 to 14 graduate and upper year undergraduate students, some with no programming experience and some with extensive experience</text:p>
              </text:list-item>
              <text:list-item>
                <text:p text:style-name="bullet">Average teaching evaluation: 4.5 out of 5</text:p>
              </text:list-item>
            </text:list>
            <text:p text:style-name="P2"><text:span text:style-name="T22">Sessional Lecturer</text:span>, <text:span text:style-name="T2">Fall 2003</text:span></text:p>
            <text:list xml:id="list25424061658377" text:continue-numbering="true" text:style-name="WW8Num1">
              <text:list-item>
                <text:p text:style-name="bullet">Taught Introduction to Computers for the Arts and Social Sciences</text:p>
              </text:list-item>
              <text:list-item>
                <text:p text:style-name="bullet">150 students; average teaching evaluation 4.35 out of 5</text:p>
              </text:list-item>
            </text:list>
            <text:p text:style-name="P2"><text:span text:style-name="T22">Teaching Assistant</text:span>, Developmental Psychology, <text:span text:style-name="T2">Winter 2005</text:span></text:p>
            <text:p text:style-name="P2"><text:span text:style-name="T22">Teaching Assistant</text:span>, English for Engineers, <text:span text:style-name="T2">Winter 2003</text:span></text:p>
            <text:p text:style-name="P2"><text:span text:style-name="T22">Teaching Assistant</text:span>, First Year Seminar on Cognition, <text:span text:style-name="T2">Fall 2002</text:span></text:p>
            <text:p text:style-name="P2"/>
          </table:table-cell>
        </table:table-row>
        <table:table-row table:style-name="Table2.1">
          <table:table-cell table:style-name="Table2.A1" office:value-type="string">
            <text:p text:style-name="header">Professional Affiliations</text:p>
          </table:table-cell>
          <table:table-cell table:style-name="Table2.A1" office:value-type="string">
            <text:p text:style-name="P4">Behavioral &amp; Brain Sciences Associate, <text:span text:style-name="T2">2005 – present</text:span></text:p>
            <text:p text:style-name="P4">Cognitive Science Society Member, <text:span text:style-name="T2">2002 – present</text:span></text:p>
            <text:p text:style-name="P16"/>
            <text:p text:style-name="P16"/>
          </table:table-cell>
        </table:table-row>
        <text:soft-page-break/>
        <table:table-row table:style-name="Table2.1">
          <table:table-cell table:style-name="Table2.A1" office:value-type="string">
            <text:h text:style-name="P103" text:outline-level="1">Professional Service</text:h>
          </table:table-cell>
          <table:table-cell table:style-name="Table2.A1" office:value-type="string">
            <text:p text:style-name="P12">Summer School Organizer and Lecturer</text:p>
            <text:list xml:id="list25423467604934" text:continue-numbering="true" text:style-name="WW8Num1">
              <text:list-item>
                <text:p text:style-name="P88"><text:span text:style-name="T43">Nengo Summer School, University of Waterloo</text:span><text:span text:style-name="T40">, </text:span><text:span text:style-name="T13">201</text:span><text:span text:style-name="T18">4 – 201</text:span><text:span text:style-name="T20">7</text:span></text:p>
              </text:list-item>
            </text:list>
            <text:p text:style-name="P10">Conference Co-Chair</text:p>
            <text:list xml:id="list25423314910587" text:continue-numbering="true" text:style-name="WW8Num1">
              <text:list-item>
                <text:p text:style-name="bullet"><text:span text:style-name="T40">International Conference on Cognitive Modelling, </text:span><text:span text:style-name="T13">2013</text:span></text:p>
              </text:list-item>
            </text:list>
            <text:p text:style-name="P11">Editorial Board</text:p>
            <text:list xml:id="list25423191678624" text:continue-numbering="true" text:style-name="WW8Num1">
              <text:list-item>
                <text:p text:style-name="P89"><text:span text:style-name="T41">Review Editor for Frontiers in Neurorobotics Journal, </text:span><text:span text:style-name="T13">201</text:span><text:span text:style-name="T15">4, </text:span><text:span text:style-name="T16">2015</text:span></text:p>
              </text:list-item>
            </text:list>
            <text:p text:style-name="P9">Workshop and Tutorial Committee</text:p>
            <text:list xml:id="list25423149578948" text:continue-numbering="true" text:style-name="WW8Num1">
              <text:list-item>
                <text:p text:style-name="bullet">Cognitive Science Society Annual Meeting, <text:span text:style-name="T2">2011, 2012</text:span></text:p>
              </text:list-item>
            </text:list>
            <text:p text:style-name="P80"><text:span text:style-name="T78">Organizing</text:span> Committee</text:p>
            <text:list xml:id="list25424151924037" text:continue-numbering="true" text:style-name="WW8Num1">
              <text:list-item>
                <text:p text:style-name="P101">Telluride Neuromorphic Cognition Engineering Workshop,<text:span text:style-name="T2"> 2018</text:span></text:p>
              </text:list-item>
              <text:list-item>
                <text:p text:style-name="P102"><text:span text:style-name="T78">Interdisciplinary College, </text:span><text:span text:style-name="T12">2018</text:span></text:p>
              </text:list-item>
            </text:list>
            <text:p text:style-name="P81"><text:span text:style-name="T21">Program Committee</text:span></text:p>
            <text:list xml:id="list25425051633414" text:continue-numbering="true" text:style-name="WW8Num1">
              <text:list-item>
                <text:p text:style-name="P90">Cognitive Science Society Annual Meeting, <text:span text:style-name="T2">201</text:span><text:span text:style-name="T4">4, </text:span><text:span text:style-name="T5">2015</text:span></text:p>
              </text:list-item>
              <text:list-item>
                <text:p text:style-name="P92">International Conference on Cognitive Modelling, <text:span text:style-name="T2">20</text:span><text:span text:style-name="T5">15, </text:span><text:span text:style-name="T10">2016, </text:span><text:span text:style-name="T12">2018</text:span></text:p>
              </text:list-item>
              <text:list-item>
                <text:p text:style-name="bullet">Biologically Inspired Cognitive Architectures, <text:span text:style-name="T2">2010, 2011</text:span></text:p>
              </text:list-item>
            </text:list>
            <text:p text:style-name="P8">Awards Committee</text:p>
            <text:list xml:id="list25423245457188" text:continue-numbering="true" text:style-name="WW8Num1">
              <text:list-item>
                <text:p text:style-name="bullet">International Conference on Cognitive Modelling, <text:span text:style-name="T2">2010</text:span></text:p>
              </text:list-item>
            </text:list>
            <text:p text:style-name="P8">Peer-Reviewed Articles for Journals</text:p>
            <text:list xml:id="list25424706967149" text:continue-numbering="true" text:style-name="WW8Num1">
              <text:list-item>
                <text:p text:style-name="P94"><text:span text:style-name="T23">British Journal for the Philosophy of Science, </text:span><text:span text:style-name="T13">2016</text:span></text:p>
              </text:list-item>
              <text:list-item>
                <text:p text:style-name="P95">Frontiers in Robotics and AI, 2017</text:p>
              </text:list-item>
              <text:list-item>
                <text:p text:style-name="P96"><text:span text:style-name="T23">Frontiers in Psychology, </text:span><text:span text:style-name="T13">201</text:span><text:span text:style-name="T19">5 – 2017</text:span></text:p>
              </text:list-item>
              <text:list-item>
                <text:p text:style-name="P97"><text:span text:style-name="T40">Frontiers in Systems Neuroscience, </text:span><text:span text:style-name="T13">2015</text:span></text:p>
              </text:list-item>
              <text:list-item>
                <text:p text:style-name="P98"><text:span text:style-name="T40">Neural Networks,</text:span><text:span text:style-name="T13"> 2015</text:span></text:p>
              </text:list-item>
              <text:list-item>
                <text:p text:style-name="bullet"><text:span text:style-name="T23">Proceedings of the National Academy of Sciences, </text:span><text:span text:style-name="T13">2013</text:span></text:p>
              </text:list-item>
              <text:list-item>
                <text:p text:style-name="bullet"><text:span text:style-name="T23">Journal of Computational Neuroscience, </text:span><text:span text:style-name="T13">2013</text:span></text:p>
              </text:list-item>
              <text:list-item>
                <text:p text:style-name="bullet"><text:span text:style-name="T23">Biologically Inspired Cognitive Architectures, </text:span><text:span text:style-name="T13">2012 – </text:span><text:span text:style-name="T14">201</text:span><text:span text:style-name="T16">5</text:span></text:p>
              </text:list-item>
              <text:list-item>
                <text:p text:style-name="bullet"><text:span text:style-name="T23">Cognitive Science, </text:span><text:span text:style-name="T13">2011 – 2012</text:span></text:p>
              </text:list-item>
              <text:list-item>
                <text:p text:style-name="P91"><text:span text:style-name="T23">Philosophical Psychology, </text:span><text:span text:style-name="T13">2011</text:span></text:p>
              </text:list-item>
              <text:list-item>
                <text:p text:style-name="P91"><text:span text:style-name="T23">Games, </text:span><text:span text:style-name="T13">2011</text:span></text:p>
              </text:list-item>
              <text:list-item>
                <text:p text:style-name="bullet"><text:span text:style-name="T23">Minds and Machines, </text:span><text:span text:style-name="T13">2010</text:span></text:p>
              </text:list-item>
              <text:list-item>
                <text:p text:style-name="bullet"><text:span text:style-name="T23">Frontiers in Neuroinformatics, </text:span><text:span text:style-name="T13">2008</text:span></text:p>
              </text:list-item>
            </text:list>
            <text:p text:style-name="P8">Peer-Reviewed Grants for Agencies</text:p>
            <text:list xml:id="list25423556296688" text:continue-numbering="true" text:style-name="WW8Num1">
              <text:list-item>
                <text:p text:style-name="P99"><text:span text:style-name="T23">National Science Foundation, </text:span><text:span text:style-name="T13">2013</text:span></text:p>
              </text:list-item>
            </text:list>
            <text:p text:style-name="P8">Peer-Reviewed Submissions for Conferences</text:p>
            <text:list xml:id="list25423047860684" text:continue-numbering="true" text:style-name="WW8Num1">
              <text:list-item>
                <text:p text:style-name="bullet">Cognitive Science Society, <text:span text:style-name="T2">2005 – 201</text:span><text:span text:style-name="T12">8</text:span></text:p>
              </text:list-item>
              <text:list-item>
                <text:p text:style-name="bullet">International Conference on Cognitive Modelling, <text:span text:style-name="T2">2009 – 201</text:span><text:span text:style-name="T12">8</text:span></text:p>
              </text:list-item>
              <text:list-item>
                <text:p text:style-name="P85">IEEE Conference on Intelligent Robots and Systems, <text:span text:style-name="T2">2017</text:span></text:p>
              </text:list-item>
              <text:list-item>
                <text:p text:style-name="P83">AAAI Fall Symposium, <text:span text:style-name="T2">2012</text:span></text:p>
              </text:list-item>
              <text:list-item>
                <text:p text:style-name="bullet">Cognitio student conference, <text:span text:style-name="T2">2006, 2007</text:span></text:p>
              </text:list-item>
              <text:list-item>
                <text:p text:style-name="bullet">European Cognitive Science Society, <text:span text:style-name="T2">2007</text:span></text:p>
              </text:list-item>
            </text:list>
            <text:p text:style-name="P100"/>
          </table:table-cell>
        </table:table-row>
        <table:table-row table:style-name="Table2.1">
          <table:table-cell table:style-name="Table2.A1" office:value-type="string">
            <text:h text:style-name="P105" text:outline-level="1"/>
          </table:table-cell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h text:style-name="P104" text:outline-level="1"/>
          </table:table-cell>
          <table:table-cell table:style-name="Table2.A1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>
      <style:text-properties fo:font-variant="small-caps" fo:font-size="20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7cm" style:auto-text-indent="false">
        <style:tab-stops>
          <style:tab-stop style:position="0.635cm"/>
          <style:tab-stop style:position="1.27cm"/>
        </style:tab-stops>
      </style:paragraph-properties>
      <style:text-properties fo:color="#000000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ing_20_1" style:default-outline-level="" style:list-style-name="" style:class="extra">
      <style:paragraph-properties fo:margin-left="0.381cm" fo:margin-right="0cm" fo:margin-top="0cm" fo:margin-bottom="0cm" loext:contextual-spacing="false" fo:orphans="0" fo:widows="0" fo:text-indent="-0.381cm" style:auto-text-indent="false" fo:keep-with-next="auto" style:snap-to-layout-grid="false">
        <style:tab-stops/>
      </style:paragraph-properties>
    </style:style>
    <style:style style:name="bullet" style:family="paragraph" style:parent-style-name="Standard" style:list-style-name="WW8Num1" style:class="extra">
      <style:paragraph-properties fo:orphans="0" fo:widows="0">
        <style:tab-stops>
          <style:tab-stop style:position="0.635cm"/>
        </style:tab-stops>
      </style:paragraph-properties>
    </style:style>
    <style:style style:name="bullet0" style:family="paragraph" style:parent-style-name="bullet" style:class="extra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0.635cm"/>
        </style:tab-stops>
      </style:paragraph-properties>
    </style:style>
    <style:style style:name="bullet2" style:family="paragraph" style:parent-style-name="bullet" style:class="extra">
      <style:paragraph-properties fo:margin-left="1.905cm" fo:margin-right="0cm" fo:margin-top="0cm" fo:margin-bottom="0cm" loext:contextual-spacing="false" fo:text-indent="-0.635cm" style:auto-text-indent="false">
        <style:tab-stops>
          <style:tab-stop style:position="0.635cm"/>
        </style:tab-stops>
      </style:paragraph-properties>
    </style:style>
    <style:style style:name="reference" style:family="paragraph" style:parent-style-name="Standard" style:class="extra">
      <style:paragraph-properties fo:margin-left="0.635cm" fo:margin-right="0cm" fo:margin-top="0cm" fo:margin-bottom="0cm" loext:contextual-spacing="false" fo:orphans="0" fo:widows="0" fo:text-indent="-0.635cm" style:auto-text-indent="false" style:snap-to-layout-grid="fals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Terrence C. Stewart - </text:span><text:span text:style-name="Page_20_Number"><text:page-number text:select-page="current">12</text:page-number></text:span><text:span text:style-name="Page_20_Number">/12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rrence C. Stewart</dc:title>
    <meta:creation-date>2011-08-24T16:07:40</meta:creation-date>
    <meta:editing-cycles>69</meta:editing-cycles>
    <meta:editing-duration>PT19H3M26S</meta:editing-duration>
    <meta:generator>LibreOffice/4.4.7.2$Windows_x86 LibreOffice_project/f3153a8b245191196a4b6b9abd1d0da16eead600</meta:generator>
    <meta:initial-creator>Terry Stewart</meta:initial-creator>
    <dc:date>2018-05-15T02:54:22.730000000</dc:date>
    <meta:printed-by>Terry Stewart</meta:printed-by>
    <meta:print-date>2012-03-28T16:34:01</meta:print-date>
    <meta:document-statistic meta:table-count="2" meta:image-count="0" meta:object-count="0" meta:page-count="12" meta:paragraph-count="293" meta:word-count="4120" meta:character-count="30617" meta:non-whitespace-character-count="26705"/>
  </office:meta>
</office:document-meta>
</file>